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1.69pt"/>
    </style:style>
    <style:style style:name="co20" style:family="table-column">
      <style:table-column-properties fo:break-before="auto" style:column-width="38.21pt"/>
    </style:style>
    <style:style style:name="co21" style:family="table-column">
      <style:table-column-properties fo:break-before="auto" style:column-width="45.95pt"/>
    </style:style>
    <style:style style:name="co22" style:family="table-column">
      <style:table-column-properties fo:break-before="auto" style:column-width="69.45pt"/>
    </style:style>
    <style:style style:name="co23" style:family="table-column">
      <style:table-column-properties fo:break-before="auto" style:column-width="58.31pt"/>
    </style:style>
    <style:style style:name="co24" style:family="table-column">
      <style:table-column-properties fo:break-before="auto" style:column-width="38.55pt"/>
    </style:style>
    <style:style style:name="co25" style:family="table-column">
      <style:table-column-properties fo:break-before="auto" style:column-width="39.46pt"/>
    </style:style>
    <style:style style:name="co26" style:family="table-column">
      <style:table-column-properties fo:break-before="auto" style:column-width="40.31pt"/>
    </style:style>
    <style:style style:name="co27" style:family="table-column">
      <style:table-column-properties fo:break-before="auto" style:column-width="40.79pt"/>
    </style:style>
    <style:style style:name="co28" style:family="table-column">
      <style:table-column-properties fo:break-before="auto" style:column-width="48.5pt"/>
    </style:style>
    <style:style style:name="co29" style:family="table-column">
      <style:table-column-properties fo:break-before="auto" style:column-width="64.8pt"/>
    </style:style>
    <style:style style:name="co30" style:family="table-column">
      <style:table-column-properties fo:break-before="auto" style:column-width="57.94pt"/>
    </style:style>
    <style:style style:name="co31" style:family="table-column">
      <style:table-column-properties fo:break-before="auto" style:column-width="54.85pt"/>
    </style:style>
    <style:style style:name="co32" style:family="table-column">
      <style:table-column-properties fo:break-before="auto" style:column-width="37.36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53.66pt"/>
    </style:style>
    <style:style style:name="co35" style:family="table-column">
      <style:table-column-properties fo:break-before="auto" style:column-width="49.69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126">
      <style:text-properties fo:color="#808080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9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0" style:family="table-cell" style:parent-style-name="Default" style:data-style-name="N129">
      <style:table-cell-properties fo:border="none"/>
    </style:style>
    <style:style style:name="ce111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2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3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4" style:family="table-cell" style:parent-style-name="Default" style:data-style-name="N129">
      <style:text-properties fo:color="#666666"/>
    </style:style>
    <style:style style:name="ce115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7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8" style:family="table-cell" style:parent-style-name="Default" style:data-style-name="N128">
      <style:text-properties fo:color="#808080"/>
    </style:style>
    <style:style style:name="ce119" style:family="table-cell" style:parent-style-name="Default">
      <style:table-cell-properties style:vertical-align="middle"/>
    </style:style>
    <style:style style:name="ce120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21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22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3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24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25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6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27" style:family="table-cell" style:parent-style-name="Default" style:data-style-name="N125"/>
    <style:style style:name="ce128" style:family="table-cell" style:parent-style-name="Default" style:data-style-name="N11"/>
    <style:style style:name="ce129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0"/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32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33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34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136" style:family="table-cell" style:parent-style-name="Default" style:data-style-name="N126">
      <style:table-cell-properties fo:border="none"/>
      <style:text-properties fo:color="#666666"/>
    </style:style>
    <style:style style:name="ce137" style:family="table-cell" style:parent-style-name="Default" style:data-style-name="N2"/>
    <style:style style:name="ce138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3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40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41" style:family="table-cell" style:parent-style-name="Default" style:data-style-name="N128">
      <style:table-cell-properties fo:border="none"/>
      <style:text-properties fo:color="#666666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43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4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45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46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47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48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49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50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51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52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55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56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57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5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59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6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6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6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67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68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69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0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71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72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73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174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175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176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177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83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184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185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8"/>
    <style:style style:name="ce187" style:family="table-cell" style:parent-style-name="Default" style:data-style-name="N128">
      <style:table-cell-properties fo:border="none"/>
    </style:style>
    <style:style style:name="ce18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89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90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191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19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193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94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95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96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197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198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199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01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02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03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06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07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8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11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13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1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15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16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17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2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21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2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23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224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>
            <text:p>Contributes</text:p>
          </table:table-cell>
          <table:table-cell table:style-name="ce8" table:number-columns-repeated="4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>
            <text:p>Contributes</text:p>
          </table:table-cell>
          <table:table-cell table:style-name="ce8" table:number-columns-repeated="4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" table:number-columns-repeated="999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8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number-columns-repeated="4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0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number-columns-repeated="4"/>
          <table:table-cell table:style-name="ce9" table:number-matrix-columns-spanned="1" table:number-matrix-rows-spanned="5" table:formula="of:=TRANSPOSE([.N14:.R14])" office:value-type="float" office:value="0.238779290380169" calcext:value-type="float">
            <text:p>0.23878</text:p>
          </table:table-cell>
          <table:table-cell/>
          <table:table-cell table:style-name="ce130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0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number-columns-repeated="4"/>
          <table:table-cell table:style-name="ce10" office:value-type="float" office:value="0.309603733368416" calcext:value-type="float">
            <text:p>0.3096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0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number-columns-repeated="4"/>
          <table:table-cell table:style-name="ce10" office:value-type="float" office:value="-0.60637129357106" calcext:value-type="float">
            <text:p>-0.60637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0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number-columns-repeated="4"/>
          <table:table-cell table:style-name="ce10" office:value-type="float" office:value="0.578107821531875" calcext:value-type="float">
            <text:p>0.57811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0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number-columns-repeated="4"/>
          <table:table-cell table:style-name="ce11" office:value-type="float" office:value="0.179676723817621" calcext:value-type="float">
            <text:p>0.1796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19"/>
          <table:table-cell table:style-name="ce3"/>
          <table:table-cell table:style-name="ce106" office:value-type="string" calcext:value-type="string" table:number-columns-spanned="4" table:number-rows-spanned="1">
            <text:p>Contributes</text:p>
          </table:table-cell>
          <table:covered-table-cell table:style-name="ce112"/>
          <table:covered-table-cell table:number-columns-repeated="2" table:style-name="ce113"/>
          <table:table-cell table:style-name="ce131"/>
          <table:table-cell table:style-name="ce3" table:number-columns-repeated="2"/>
          <table:table-cell table:style-name="ce66" table:number-columns-repeated="5"/>
          <table:table-cell table:style-name="ce3" table:number-columns-repeated="986"/>
          <table:table-cell table:style-name="ce119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0" table:number-matrix-columns-spanned="5" table:number-matrix-rows-spanned="1" table:formula="of:=[.H9:.L9]*TRANSPOSE([.J$2:.J$6])+([.H16]/2)/5" office:value-type="float" office:value="0.04" calcext:value-type="float">
            <text:p>0.04000</text:p>
          </table:table-cell>
          <table:table-cell table:style-name="ce42" office:value-type="float" office:value="0.2" calcext:value-type="float">
            <text:p>0.20000</text:p>
          </table:table-cell>
          <table:table-cell table:style-name="ce42" office:value-type="float" office:value="-0.2" calcext:value-type="float">
            <text:p>-0.20000</text:p>
          </table:table-cell>
          <table:table-cell table:style-name="ce42" office:value-type="float" office:value="0.94" calcext:value-type="float">
            <text:p>0.94000</text:p>
          </table:table-cell>
          <table:table-cell table:style-name="ce132" office:value-type="float" office:value="0.6" calcext:value-type="float">
            <text:p>0.60000</text:p>
          </table:table-cell>
          <table:table-cell table:style-name="ce118" table:formula="of:=SUM([.N9:.R9])" office:value-type="float" office:value="1.58" calcext:value-type="float">
            <text:p>1.580</text:p>
          </table:table-cell>
          <table:table-cell table:style-name="ce97"/>
          <table:table-cell table:style-name="ce135" table:number-matrix-columns-spanned="1" table:number-matrix-rows-spanned="5" table:formula="of:=[.$J23:.$J27]*[.$L23:.$L27]*([.N9:.N13]+IF([.$S9:.$S13] &lt;&gt; 0; SIGN([.$S9:.$S13]); 1)*[.$D$1]/5)/([.$S9:.$S13]+IF([.$S9:.$S13] &lt;&gt; 0; SIGN([.$S9:.$S13]); 1)*[.$D$1])" office:value-type="float" office:value="0.00863256175841276" calcext:value-type="float">
            <text:p>0.00863</text:p>
          </table:table-cell>
          <table:table-cell table:style-name="ce135" table:number-matrix-columns-spanned="1" table:number-matrix-rows-spanned="5" table:formula="of:=[.$J23:.$J27]*[.$L23:.$L27]*([.O9:.O13]+IF([.$S9:.$S13] &lt;&gt; 0; SIGN([.$S9:.$S13]); 1)*[.$D$1]/5)/([.$S9:.$S13]+IF([.$S9:.$S13] &lt;&gt; 0; SIGN([.$S9:.$S13]); 1)*[.$D$1])" office:value-type="float" office:value="0.0415185113142709" calcext:value-type="float">
            <text:p>0.04152</text:p>
          </table:table-cell>
          <table:table-cell table:style-name="ce135" table:number-matrix-columns-spanned="1" table:number-matrix-rows-spanned="5" table:formula="of:=[.$J23:.$J27]*[.$L23:.$L27]*([.P9:.P13]+IF([.$S9:.$S13] &lt;&gt; 0; SIGN([.$S9:.$S13]); 1)*[.$D$1]/5)/([.$S9:.$S13]+IF([.$S9:.$S13] &lt;&gt; 0; SIGN([.$S9:.$S13]); 1)*[.$D$1])" office:value-type="float" office:value="-0.0406963625753744" calcext:value-type="float">
            <text:p>-0.04070</text:p>
          </table:table-cell>
          <table:table-cell table:style-name="ce135" table:number-matrix-columns-spanned="1" table:number-matrix-rows-spanned="5" table:formula="of:=[.$J23:.$J27]*[.$L23:.$L27]*([.Q9:.Q13]+IF([.$S9:.$S13] &lt;&gt; 0; SIGN([.$S9:.$S13]); 1)*[.$D$1]/5)/([.$S9:.$S13]+IF([.$S9:.$S13] &lt;&gt; 0; SIGN([.$S9:.$S13]); 1)*[.$D$1])" office:value-type="float" office:value="0.193616028010115" calcext:value-type="float">
            <text:p>0.19362</text:p>
          </table:table-cell>
          <table:table-cell table:style-name="ce135" table:number-matrix-columns-spanned="1" table:number-matrix-rows-spanned="5" table:formula="of:=[.$J23:.$J27]*[.$L23:.$L27]*([.R9:.R13]+IF([.$S9:.$S13] &lt;&gt; 0; SIGN([.$S9:.$S13]); 1)*[.$D$1]/5)/([.$S9:.$S13]+IF([.$S9:.$S13] &lt;&gt; 0; SIGN([.$S9:.$S13]); 1)*[.$D$1])" office:value-type="float" office:value="0.123733385203916" calcext:value-type="float">
            <text:p>0.12373</text:p>
          </table:table-cell>
          <table:table-cell table:number-columns-repeated="999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1" table:number-matrix-columns-spanned="5" table:number-matrix-rows-spanned="1" table:formula="of:=[.H10:.L10]*TRANSPOSE([.J$2:.J$6])+([.H17]/2)/5" office:value-type="float" office:value="0.14" calcext:value-type="float">
            <text:p>0.14000</text:p>
          </table:table-cell>
          <table:table-cell table:style-name="ce43" office:value-type="float" office:value="-0.16" calcext:value-type="float">
            <text:p>-0.16000</text:p>
          </table:table-cell>
          <table:table-cell table:style-name="ce43" office:value-type="float" office:value="-0.06" calcext:value-type="float">
            <text:p>-0.06000</text:p>
          </table:table-cell>
          <table:table-cell table:style-name="ce43" office:value-type="float" office:value="0.63" calcext:value-type="float">
            <text:p>0.63000</text:p>
          </table:table-cell>
          <table:table-cell table:style-name="ce133" office:value-type="float" office:value="-0.56" calcext:value-type="float">
            <text:p>-0.56000</text:p>
          </table:table-cell>
          <table:table-cell table:style-name="ce118" table:formula="of:=SUM([.N10:.R10])" office:value-type="float" office:value="-0.00999999999999995" calcext:value-type="float">
            <text:p>-0.010</text:p>
          </table:table-cell>
          <table:table-cell table:style-name="ce97"/>
          <table:table-cell table:style-name="ce136" office:value-type="float" office:value="-0.0186486486486486" calcext:value-type="float">
            <text:p>-0.01865</text:p>
          </table:table-cell>
          <table:table-cell table:style-name="ce136" office:value-type="float" office:value="0.0218918918918919" calcext:value-type="float">
            <text:p>0.02189</text:p>
          </table:table-cell>
          <table:table-cell table:style-name="ce136" office:value-type="float" office:value="0.00837837837837837" calcext:value-type="float">
            <text:p>0.00838</text:p>
          </table:table-cell>
          <table:table-cell table:style-name="ce136" office:value-type="float" office:value="-0.0848648648648648" calcext:value-type="float">
            <text:p>-0.08486</text:p>
          </table:table-cell>
          <table:table-cell table:style-name="ce136" office:value-type="float" office:value="0.0759459459459459" calcext:value-type="float">
            <text:p>0.07595</text:p>
          </table:table-cell>
          <table:table-cell table:number-columns-repeated="999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1" table:number-matrix-columns-spanned="5" table:number-matrix-rows-spanned="1" table:formula="of:=[.H11:.L11]*TRANSPOSE([.J$2:.J$6])+([.H18]/2)/5" office:value-type="float" office:value="0.15" calcext:value-type="float">
            <text:p>0.15000</text:p>
          </table:table-cell>
          <table:table-cell table:style-name="ce43" office:value-type="float" office:value="0.15" calcext:value-type="float">
            <text:p>0.15000</text:p>
          </table:table-cell>
          <table:table-cell table:style-name="ce43" office:value-type="float" office:value="-0.24" calcext:value-type="float">
            <text:p>-0.24000</text:p>
          </table:table-cell>
          <table:table-cell table:style-name="ce43" office:value-type="float" office:value="0.42" calcext:value-type="float">
            <text:p>0.42000</text:p>
          </table:table-cell>
          <table:table-cell table:style-name="ce133" office:value-type="float" office:value="-0.43" calcext:value-type="float">
            <text:p>-0.43000</text:p>
          </table:table-cell>
          <table:table-cell table:style-name="ce118" table:formula="of:=SUM([.N11:.R11])" office:value-type="float" office:value="0.0499999999999999" calcext:value-type="float">
            <text:p>0.050</text:p>
          </table:table-cell>
          <table:table-cell table:style-name="ce97"/>
          <table:table-cell table:style-name="ce136" office:value-type="float" office:value="0.132698412698413" calcext:value-type="float">
            <text:p>0.13270</text:p>
          </table:table-cell>
          <table:table-cell table:style-name="ce136" office:value-type="float" office:value="0.132698412698413" calcext:value-type="float">
            <text:p>0.13270</text:p>
          </table:table-cell>
          <table:table-cell table:style-name="ce136" office:value-type="float" office:value="-0.207777777777778" calcext:value-type="float">
            <text:p>-0.20778</text:p>
          </table:table-cell>
          <table:table-cell table:style-name="ce136" office:value-type="float" office:value="0.368412698412698" calcext:value-type="float">
            <text:p>0.36841</text:p>
          </table:table-cell>
          <table:table-cell table:style-name="ce136" office:value-type="float" office:value="-0.373650793650794" calcext:value-type="float">
            <text:p>-0.37365</text:p>
          </table:table-cell>
          <table:table-cell table:number-columns-repeated="999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1" table:number-matrix-columns-spanned="5" table:number-matrix-rows-spanned="1" table:formula="of:=[.H12:.L12]*TRANSPOSE([.J$2:.J$6])+([.H19]/2)/5" office:value-type="float" office:value="0.08" calcext:value-type="float">
            <text:p>0.08000</text:p>
          </table:table-cell>
          <table:table-cell table:style-name="ce43" office:value-type="float" office:value="0.06" calcext:value-type="float">
            <text:p>0.06000</text:p>
          </table:table-cell>
          <table:table-cell table:style-name="ce43" office:value-type="float" office:value="-0.07" calcext:value-type="float">
            <text:p>-0.07000</text:p>
          </table:table-cell>
          <table:table-cell table:style-name="ce43" office:value-type="float" office:value="0.26" calcext:value-type="float">
            <text:p>0.26000</text:p>
          </table:table-cell>
          <table:table-cell table:style-name="ce133" office:value-type="float" office:value="0.72" calcext:value-type="float">
            <text:p>0.72000</text:p>
          </table:table-cell>
          <table:table-cell table:style-name="ce118" table:formula="of:=SUM([.N12:.R12])" office:value-type="float" office:value="1.05" calcext:value-type="float">
            <text:p>1.050</text:p>
          </table:table-cell>
          <table:table-cell/>
          <table:table-cell table:style-name="ce136" office:value-type="float" office:value="0.0106683931434209" calcext:value-type="float">
            <text:p>0.01067</text:p>
          </table:table-cell>
          <table:table-cell table:style-name="ce136" office:value-type="float" office:value="0.00806634603526945" calcext:value-type="float">
            <text:p>0.00807</text:p>
          </table:table-cell>
          <table:table-cell table:style-name="ce136" office:value-type="float" office:value="-0.00884696016771489" calcext:value-type="float">
            <text:p>-0.00885</text:p>
          </table:table-cell>
          <table:table-cell table:style-name="ce136" office:value-type="float" office:value="0.0340868171167838" calcext:value-type="float">
            <text:p>0.03409</text:p>
          </table:table-cell>
          <table:table-cell table:style-name="ce136" office:value-type="float" office:value="0.0939339006042669" calcext:value-type="float">
            <text:p>0.09393</text:p>
          </table:table-cell>
          <table:table-cell table:number-columns-repeated="999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2" table:number-matrix-columns-spanned="5" table:number-matrix-rows-spanned="1" table:formula="of:=[.H13:.L13]*TRANSPOSE([.J$2:.J$6])+([.H20]/2)/5" office:value-type="float" office:value="0.08" calcext:value-type="float">
            <text:p>0.08000</text:p>
          </table:table-cell>
          <table:table-cell table:style-name="ce44" office:value-type="float" office:value="0.08" calcext:value-type="float">
            <text:p>0.08000</text:p>
          </table:table-cell>
          <table:table-cell table:style-name="ce44" office:value-type="float" office:value="-0.28" calcext:value-type="float">
            <text:p>-0.28000</text:p>
          </table:table-cell>
          <table:table-cell table:style-name="ce44" office:value-type="float" office:value="0.05" calcext:value-type="float">
            <text:p>0.05000</text:p>
          </table:table-cell>
          <table:table-cell table:style-name="ce134" office:value-type="float" office:value="0.2" calcext:value-type="float">
            <text:p>0.20000</text:p>
          </table:table-cell>
          <table:table-cell table:style-name="ce118" table:formula="of:=SUM([.N13:.R13])" office:value-type="float" office:value="0.13" calcext:value-type="float">
            <text:p>0.130</text:p>
          </table:table-cell>
          <table:table-cell/>
          <table:table-cell table:style-name="ce136" office:value-type="float" office:value="0.105428571428571" calcext:value-type="float">
            <text:p>0.10543</text:p>
          </table:table-cell>
          <table:table-cell table:style-name="ce136" office:value-type="float" office:value="0.105428571428571" calcext:value-type="float">
            <text:p>0.10543</text:p>
          </table:table-cell>
          <table:table-cell table:style-name="ce136" office:value-type="float" office:value="-0.357428571428571" calcext:value-type="float">
            <text:p>-0.35743</text:p>
          </table:table-cell>
          <table:table-cell table:style-name="ce136" office:value-type="float" office:value="0.0668571428571429" calcext:value-type="float">
            <text:p>0.06686</text:p>
          </table:table-cell>
          <table:table-cell table:style-name="ce136" office:value-type="float" office:value="0.259714285714286" calcext:value-type="float">
            <text:p>0.25971</text:p>
          </table:table-cell>
          <table:table-cell table:number-columns-repeated="999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3"/>
          <table:table-cell table:style-name="ce107" table:formula="of:=SUM([.U9:.U13])" office:value-type="float" office:value="0.238779290380169" calcext:value-type="float">
            <text:p>0.23878</text:p>
          </table:table-cell>
          <table:table-cell table:style-name="ce107" table:formula="of:=SUM([.V9:.V13])" office:value-type="float" office:value="0.309603733368416" calcext:value-type="float">
            <text:p>0.30960</text:p>
          </table:table-cell>
          <table:table-cell table:style-name="ce107" table:formula="of:=SUM([.W9:.W13])" office:value-type="float" office:value="-0.60637129357106" calcext:value-type="float">
            <text:p>-0.60637</text:p>
          </table:table-cell>
          <table:table-cell table:style-name="ce107" table:formula="of:=SUM([.X9:.X13])" office:value-type="float" office:value="0.578107821531875" calcext:value-type="float">
            <text:p>0.57811</text:p>
          </table:table-cell>
          <table:table-cell table:style-name="ce107" table:formula="of:=SUM([.Y9:.Y13])" office:value-type="float" office:value="0.179676723817621" calcext:value-type="float">
            <text:p>0.17968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1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9" office:value-type="float" office:value="0.6" calcext:value-type="float">
            <text:p>0.6</text:p>
          </table:table-cell>
          <table:table-cell table:style-name="ce109" office:value-type="float" office:value="-0.8" calcext:value-type="float">
            <text:p>-0.8</text:p>
          </table:table-cell>
          <table:table-cell table:style-name="ce115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6:.F20];[.A16:.A19])+[.H16:.H20]+MMULT([.H9:.L13];[.J2:.J6])" office:value-type="float" office:value="0.96" calcext:value-type="float">
            <text:p>0.96000</text:p>
          </table:table-cell>
          <table:table-cell table:style-name="ce17" table:number-matrix-columns-spanned="1" table:number-matrix-rows-spanned="5" table:formula="of:=TANH([.J16:.J20])" office:value-type="float" office:value="0.744276867361837" calcext:value-type="float">
            <text:p>0.74428</text:p>
          </table:table-cell>
          <table:table-cell table:number-columns-repeated="101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1" calcext:value-type="float">
            <text:p>0.1</text:p>
          </table:table-cell>
          <table:table-cell table:style-name="ce116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" calcext:value-type="float">
            <text:p>-1.10000</text:p>
          </table:table-cell>
          <table:table-cell table:style-name="ce18" office:value-type="float" office:value="-0.80049902176063" calcext:value-type="float">
            <text:p>-0.80050</text:p>
          </table:table-cell>
          <table:table-cell table:number-columns-repeated="101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0.3" calcext:value-type="float">
            <text:p>0.3</text:p>
          </table:table-cell>
          <table:table-cell table:style-name="ce116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2" calcext:value-type="float">
            <text:p>0.20000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10" office:value-type="float" office:value="-0.9" calcext:value-type="float">
            <text:p>-0.9</text:p>
          </table:table-cell>
          <table:table-cell table:style-name="ce110" office:value-type="float" office:value="0" calcext:value-type="float">
            <text:p>0.0</text:p>
          </table:table-cell>
          <table:table-cell table:style-name="ce116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52" calcext:value-type="float">
            <text:p>1.52000</text:p>
          </table:table-cell>
          <table:table-cell table:style-name="ce18" office:value-type="float" office:value="0.908697658431112" calcext:value-type="float">
            <text:p>0.9087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1" office:value-type="float" office:value="1" calcext:value-type="float">
            <text:p>1.0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7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14" calcext:value-type="float">
            <text:p>0.14000</text:p>
          </table:table-cell>
          <table:table-cell table:style-name="ce19" office:value-type="float" office:value="0.139092447878458" calcext:value-type="float">
            <text:p>0.139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es</text:p>
          </table:table-cell>
          <table:covered-table-cell table:style-name="ce112"/>
          <table:covered-table-cell table:number-columns-repeated="2" table:style-name="ce113"/>
          <table:table-cell table:style-name="ce8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4" table:formula="of:=TRANSPOSE([.C28:.F28])" office:value-type="float" office:value="-0.95604714423525" calcext:value-type="float">
            <text:p>-0.95605</text:p>
          </table:table-cell>
          <table:table-cell table:style-name="ce99"/>
          <table:table-cell table:style-name="ce30" table:number-matrix-columns-spanned="4" table:number-matrix-rows-spanned="1" table:formula="of:=[.C16:.F16]*TRANSPOSE([.A$16:.A$19])+([.H16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8" table:formula="of:=SUM([.C23:.F23])" office:value-type="float" office:value="-0.62" calcext:value-type="float">
            <text:p>-0.620</text:p>
          </table:table-cell>
          <table:table-cell table:style-name="ce99" table:number-columns-repeated="2"/>
          <table:table-cell table:style-name="ce120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23" table:number-matrix-columns-spanned="1" table:number-matrix-rows-spanned="5" table:formula="of:=([.$G23:.$G27]+SIGN([.S9:.$S13])*[.$D$1]/2)/([.$G23:.$G27]+[.$S9:.$S13]+SIGN([.S9:.$S13])*[.$D$1])" office:value-type="percentage" office:value="-0.634020618556701" calcext:value-type="percentage">
            <text:p>-63%</text:p>
          </table:table-cell>
          <table:table-cell table:style-name="ce123" table:number-matrix-columns-spanned="1" table:number-matrix-rows-spanned="5" table:formula="of:=([.$S9:.$S13]+SIGN([.$S9:.$S13])*[.$D$1]/2)/([.$G23:.$G27]+[.$S9:.$S13]+SIGN([.S9:.$S13])*[.$D$1])" office:value-type="percentage" office:value="1.6340206185567" calcext:value-type="percentage">
            <text:p>163%</text:p>
          </table:table-cell>
          <table:table-cell table:style-name="ce128"/>
          <table:table-cell table:style-name="ce129" table:number-matrix-columns-spanned="1" table:number-matrix-rows-spanned="5" table:formula="of:=[.$J23:.$J27]*[.$K23:.$K27]*([.C23:.C27]+IF([.$G23:.$G27] &lt;&gt; 0; SIGN([.$G23:.$G27]); 1)*[.$D$1]/4)/([.$G23:.$G27]+IF([.$G23:.$G27] &lt;&gt; 0; SIGN([.$G23:.$G27]); 1)*[.$D$1])" office:value-type="float" office:value="-0.0709499263622975" calcext:value-type="float">
            <text:p>-0.07095</text:p>
          </table:table-cell>
          <table:table-cell table:style-name="ce129" table:number-matrix-columns-spanned="1" table:number-matrix-rows-spanned="5" table:formula="of:=[.$J23:.$J27]*[.$K23:.$K27]*([.D23:.D27]+IF([.$G23:.$G27] &lt;&gt; 0; SIGN([.$G23:.$G27]); 1)*[.$D$1]/4)/([.$G23:.$G27]+IF([.$G23:.$G27] &lt;&gt; 0; SIGN([.$G23:.$G27]); 1)*[.$D$1])" office:value-type="float" office:value="-0.0991286205203731" calcext:value-type="float">
            <text:p>-0.09913</text:p>
          </table:table-cell>
          <table:table-cell table:style-name="ce129" table:number-matrix-columns-spanned="1" table:number-matrix-rows-spanned="5" table:formula="of:=[.$J23:.$J27]*[.$K23:.$K27]*([.E23:.E27]+IF([.$G23:.$G27] &lt;&gt; 0; SIGN([.$G23:.$G27]); 1)*[.$D$1]/4)/([.$G23:.$G27]+IF([.$G23:.$G27] &lt;&gt; 0; SIGN([.$G23:.$G27]); 1)*[.$D$1])" office:value-type="float" office:value="0.154479626902307" calcext:value-type="float">
            <text:p>0.15448</text:p>
          </table:table-cell>
          <table:table-cell table:style-name="ce129" table:number-matrix-columns-spanned="1" table:number-matrix-rows-spanned="5" table:formula="of:=[.$J23:.$J27]*[.$K23:.$K27]*([.F23:.F27]+IF([.$G23:.$G27] &lt;&gt; 0; SIGN([.$G23:.$G27]); 1)*[.$D$1]/4)/([.$G23:.$G27]+IF([.$G23:.$G27] &lt;&gt; 0; SIGN([.$G23:.$G27]); 1)*[.$D$1])" office:value-type="float" office:value="-0.111205203730977" calcext:value-type="float">
            <text:p>-0.11121</text:p>
          </table:table-cell>
          <table:table-cell table:number-columns-repeated="1007"/>
        </table:table-row>
        <table:table-row table:style-name="ro2">
          <table:table-cell table:style-name="ce10" office:value-type="float" office:value="-0.443753373950273" calcext:value-type="float">
            <text:p>-0.44375</text:p>
          </table:table-cell>
          <table:table-cell table:style-name="ce99"/>
          <table:table-cell table:style-name="ce31" table:number-matrix-columns-spanned="4" table:number-matrix-rows-spanned="1" table:formula="of:=[.C17:.F17]*TRANSPOSE([.A$16:.A$19])+([.H17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8" table:formula="of:=SUM([.C24:.F24])" office:value-type="float" office:value="-1.09" calcext:value-type="float">
            <text:p>-1.090</text:p>
          </table:table-cell>
          <table:table-cell table:style-name="ce99" table:number-columns-repeated="2"/>
          <table:table-cell table:style-name="ce121" office:value-type="float" office:value="0.2" calcext:value-type="float">
            <text:p>0.2</text:p>
          </table:table-cell>
          <table:table-cell table:style-name="ce124" office:value-type="percentage" office:value="0.986486486486486" calcext:value-type="percentage">
            <text:p>99%</text:p>
          </table:table-cell>
          <table:table-cell table:style-name="ce124" office:value-type="percentage" office:value="0.0135135135135135" calcext:value-type="percentage">
            <text:p>1%</text:p>
          </table:table-cell>
          <table:table-cell table:style-name="ce128"/>
          <table:table-cell table:style-name="ce107" office:value-type="float" office:value="0.100890663390663" calcext:value-type="float">
            <text:p>0.10089</text:p>
          </table:table-cell>
          <table:table-cell table:style-name="ce107" office:value-type="float" office:value="-0.0641216216216216" calcext:value-type="float">
            <text:p>-0.06412</text:p>
          </table:table-cell>
          <table:table-cell table:style-name="ce107" office:value-type="float" office:value="0.0165909090909091" calcext:value-type="float">
            <text:p>0.01659</text:p>
          </table:table-cell>
          <table:table-cell table:style-name="ce107" office:value-type="float" office:value="0.143937346437346" calcext:value-type="float">
            <text:p>0.14394</text:p>
          </table:table-cell>
          <table:table-cell table:number-columns-repeated="1007"/>
        </table:table-row>
        <table:table-row table:style-name="ro2">
          <table:table-cell table:style-name="ce10" office:value-type="float" office:value="0.485430849563088" calcext:value-type="float">
            <text:p>0.48543</text:p>
          </table:table-cell>
          <table:table-cell table:style-name="ce99"/>
          <table:table-cell table:style-name="ce31" table:number-matrix-columns-spanned="4" table:number-matrix-rows-spanned="1" table:formula="of:=[.C18:.F18]*TRANSPOSE([.A$16:.A$19])+([.H18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8" table:formula="of:=SUM([.C25:.F25])" office:value-type="float" office:value="0.15" calcext:value-type="float">
            <text:p>0.150</text:p>
          </table:table-cell>
          <table:table-cell table:style-name="ce99" table:number-columns-repeated="2"/>
          <table:table-cell table:style-name="ce121" office:value-type="float" office:value="0.2" calcext:value-type="float">
            <text:p>0.2</text:p>
          </table:table-cell>
          <table:table-cell table:style-name="ce124" office:value-type="percentage" office:value="0.738095238095238" calcext:value-type="percentage">
            <text:p>74%</text:p>
          </table:table-cell>
          <table:table-cell table:style-name="ce124" office:value-type="percentage" office:value="0.261904761904762" calcext:value-type="percentage">
            <text:p>26%</text:p>
          </table:table-cell>
          <table:table-cell table:style-name="ce128"/>
          <table:table-cell table:style-name="ce107" office:value-type="float" office:value="-0.548958333333333" calcext:value-type="float">
            <text:p>-0.54896</text:p>
          </table:table-cell>
          <table:table-cell table:style-name="ce107" office:value-type="float" office:value="0.548958333333333" calcext:value-type="float">
            <text:p>0.54896</text:p>
          </table:table-cell>
          <table:table-cell table:style-name="ce107" office:value-type="float" office:value="-0.28139880952381" calcext:value-type="float">
            <text:p>-0.28140</text:p>
          </table:table-cell>
          <table:table-cell table:style-name="ce107" office:value-type="float" office:value="0.429017857142857" calcext:value-type="float">
            <text:p>0.42902</text:p>
          </table:table-cell>
          <table:table-cell table:number-columns-repeated="1007"/>
        </table:table-row>
        <table:table-row table:style-name="ro2">
          <table:table-cell table:style-name="ce11" office:value-type="float" office:value="1.21457339309541" calcext:value-type="float">
            <text:p>1.21457</text:p>
          </table:table-cell>
          <table:table-cell table:style-name="ce99"/>
          <table:table-cell table:style-name="ce31" table:number-matrix-columns-spanned="4" table:number-matrix-rows-spanned="1" table:formula="of:=[.C19:.F19]*TRANSPOSE([.A$16:.A$19])+([.H19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8" table:formula="of:=SUM([.C26:.F26])" office:value-type="float" office:value="0.47" calcext:value-type="float">
            <text:p>0.470</text:p>
          </table:table-cell>
          <table:table-cell table:style-name="ce99" table:number-columns-repeated="2"/>
          <table:table-cell table:style-name="ce121" office:value-type="float" office:value="0.2" calcext:value-type="float">
            <text:p>0.2</text:p>
          </table:table-cell>
          <table:table-cell table:style-name="ce124" office:value-type="percentage" office:value="0.310457516339869" calcext:value-type="percentage">
            <text:p>31%</text:p>
          </table:table-cell>
          <table:table-cell table:style-name="ce124" office:value-type="percentage" office:value="0.689542483660131" calcext:value-type="percentage">
            <text:p>69%</text:p>
          </table:table-cell>
          <table:table-cell table:style-name="ce128"/>
          <table:table-cell table:style-name="ce107" office:value-type="float" office:value="-0.0695295479302832" calcext:value-type="float">
            <text:p>-0.06953</text:p>
          </table:table-cell>
          <table:table-cell table:style-name="ce107" office:value-type="float" office:value="0.118038534858388" calcext:value-type="float">
            <text:p>0.11804</text:p>
          </table:table-cell>
          <table:table-cell table:style-name="ce107" office:value-type="float" office:value="0.0132591230936819" calcext:value-type="float">
            <text:p>0.01326</text:p>
          </table:table-cell>
          <table:table-cell table:style-name="ce107" office:value-type="float" office:value="0.000323393246187364" calcext:value-type="float">
            <text:p>0.00032</text:p>
          </table:table-cell>
          <table:table-cell table:number-columns-repeated="1007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0:.F20]*TRANSPOSE([.A$16:.A$19])+([.H20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8" table:formula="of:=SUM([.C27:.F27])" office:value-type="float" office:value="0.00999999999999995" calcext:value-type="float">
            <text:p>0.010</text:p>
          </table:table-cell>
          <table:table-cell table:style-name="ce99" table:number-columns-repeated="2"/>
          <table:table-cell table:style-name="ce122" office:value-type="float" office:value="0.2" calcext:value-type="float">
            <text:p>0.2</text:p>
          </table:table-cell>
          <table:table-cell table:style-name="ce125" office:value-type="percentage" office:value="0.0999999999999997" calcext:value-type="percentage">
            <text:p>10%</text:p>
          </table:table-cell>
          <table:table-cell table:style-name="ce125" office:value-type="percentage" office:value="0.9" calcext:value-type="percentage">
            <text:p>90%</text:p>
          </table:table-cell>
          <table:table-cell table:style-name="ce128"/>
          <table:table-cell table:style-name="ce107" office:value-type="float" office:value="-0.3675" calcext:value-type="float">
            <text:p>-0.36750</text:p>
          </table:table-cell>
          <table:table-cell table:style-name="ce107" office:value-type="float" office:value="-0.947499999999999" calcext:value-type="float">
            <text:p>-0.94750</text:p>
          </table:table-cell>
          <table:table-cell table:style-name="ce107" office:value-type="float" office:value="0.582499999999999" calcext:value-type="float">
            <text:p>0.58250</text:p>
          </table:table-cell>
          <table:table-cell table:style-name="ce107" office:value-type="float" office:value="0.752499999999999" calcext:value-type="float">
            <text:p>0.7525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7" table:formula="of:=SUM([.N23:.N27])" office:value-type="float" office:value="-0.95604714423525" calcext:value-type="float">
            <text:p>-0.95605</text:p>
          </table:table-cell>
          <table:table-cell table:style-name="ce107" table:formula="of:=SUM([.O23:.O27])" office:value-type="float" office:value="-0.443753373950273" calcext:value-type="float">
            <text:p>-0.44375</text:p>
          </table:table-cell>
          <table:table-cell table:style-name="ce107" table:formula="of:=SUM([.P23:.P27])" office:value-type="float" office:value="0.485430849563088" calcext:value-type="float">
            <text:p>0.48543</text:p>
          </table:table-cell>
          <table:table-cell table:style-name="ce107" table:formula="of:=SUM([.Q23:.Q27])" office:value-type="float" office:value="1.21457339309541" calcext:value-type="float">
            <text:p>1.21457</text:p>
          </table:table-cell>
          <table:table-cell table:number-columns-repeated="4"/>
          <table:table-cell table:style-name="ce4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2"/>
          <table:table-cell table:style-name="ce110" table:number-columns-repeated="2"/>
          <table:table-cell table:style-name="ce20" table:number-columns-repeated="3"/>
          <table:table-cell/>
          <table:table-cell table:style-name="ce126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number-columns-repeated="2"/>
          <table:table-cell table:style-name="ce110" table:number-columns-repeated="2"/>
          <table:table-cell table:style-name="ce20" table:number-columns-repeated="3"/>
          <table:table-cell/>
          <table:table-cell table:style-name="ce127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number-columns-repeated="2"/>
          <table:table-cell table:style-name="ce114" table:number-columns-repeated="2"/>
          <table:table-cell table:style-name="ce33" table:number-columns-repeated="3"/>
          <table:table-cell/>
          <table:table-cell table:style-name="ce127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number-columns-repeated="8"/>
          <table:table-cell table:style-name="ce127" table:number-columns-repeated="2"/>
          <table:table-cell table:number-columns-repeated="101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23:.J27];TRANSPOSE(['Simple Recurrent Forward'.K16:.K20]))" office:value-type="float" office:value="0.0744276867361837" calcext:value-type="float">
            <text:p>0.07443</text:p>
          </table:table-cell>
          <table:table-cell table:style-name="ce85" office:value-type="float" office:value="-0.080049902176063" calcext:value-type="float">
            <text:p>-0.08005</text:p>
          </table:table-cell>
          <table:table-cell table:style-name="ce85" office:value-type="float" office:value="0.0197375320224904" calcext:value-type="float">
            <text:p>0.01974</text:p>
          </table:table-cell>
          <table:table-cell table:style-name="ce85" office:value-type="float" office:value="0.0908697658431113" calcext:value-type="float">
            <text:p>0.09087</text:p>
          </table:table-cell>
          <table:table-cell table:style-name="ce91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0744276867361837" calcext:value-type="float">
            <text:p>0.07443</text:p>
          </table:table-cell>
          <table:table-cell table:style-name="ce86" office:value-type="float" office:value="-0.080049902176063" calcext:value-type="float">
            <text:p>-0.08005</text:p>
          </table:table-cell>
          <table:table-cell table:style-name="ce86" office:value-type="float" office:value="0.0197375320224904" calcext:value-type="float">
            <text:p>0.01974</text:p>
          </table:table-cell>
          <table:table-cell table:style-name="ce86" office:value-type="float" office:value="0.0908697658431113" calcext:value-type="float">
            <text:p>0.09087</text:p>
          </table:table-cell>
          <table:table-cell table:style-name="ce92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372138433680919" calcext:value-type="float">
            <text:p>-0.37214</text:p>
          </table:table-cell>
          <table:table-cell table:style-name="ce86" office:value-type="float" office:value="0.400249510880315" calcext:value-type="float">
            <text:p>0.40025</text:p>
          </table:table-cell>
          <table:table-cell table:style-name="ce86" office:value-type="float" office:value="-0.098687660112452" calcext:value-type="float">
            <text:p>-0.09869</text:p>
          </table:table-cell>
          <table:table-cell table:style-name="ce86" office:value-type="float" office:value="-0.454348829215556" calcext:value-type="float">
            <text:p>-0.45435</text:p>
          </table:table-cell>
          <table:table-cell table:style-name="ce92" office:value-type="float" office:value="-0.069546223939229" calcext:value-type="float">
            <text:p>-0.06955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520993807153286" calcext:value-type="float">
            <text:p>0.52099</text:p>
          </table:table-cell>
          <table:table-cell table:style-name="ce86" office:value-type="float" office:value="-0.560349315232441" calcext:value-type="float">
            <text:p>-0.56035</text:p>
          </table:table-cell>
          <table:table-cell table:style-name="ce86" office:value-type="float" office:value="0.138162724157433" calcext:value-type="float">
            <text:p>0.13816</text:p>
          </table:table-cell>
          <table:table-cell table:style-name="ce86" office:value-type="float" office:value="0.636088360901779" calcext:value-type="float">
            <text:p>0.63609</text:p>
          </table:table-cell>
          <table:table-cell table:style-name="ce92" office:value-type="float" office:value="0.0973647135149206" calcext:value-type="float">
            <text:p>0.0973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148855373472367" calcext:value-type="float">
            <text:p>0.14886</text:p>
          </table:table-cell>
          <table:table-cell table:style-name="ce87" office:value-type="float" office:value="-0.160099804352126" calcext:value-type="float">
            <text:p>-0.16010</text:p>
          </table:table-cell>
          <table:table-cell table:style-name="ce87" office:value-type="float" office:value="0.0394750640449808" calcext:value-type="float">
            <text:p>0.03948</text:p>
          </table:table-cell>
          <table:table-cell table:style-name="ce87" office:value-type="float" office:value="0.181739531686223" calcext:value-type="float">
            <text:p>0.18174</text:p>
          </table:table-cell>
          <table:table-cell table:style-name="ce93" office:value-type="float" office:value="0.0278184895756916" calcext:value-type="float">
            <text:p>0.02782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37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6:.F20]);[.J9:.J13])" office:value-type="float" office:value="-1.68455337775474" calcext:value-type="float">
            <text:p>-1.68455</text:p>
          </table:table-cell>
          <table:table-cell table:style-name="ce77"/>
          <table:table-cell table:style-name="ce78" table:number-matrix-columns-spanned="4" table:number-matrix-rows-spanned="5" table:formula="of:=MMULT([.H9:.H13];TRANSPOSE(['Simple Recurrent Forward'.A16:.A19]))" office:value-type="float" office:value="-0.23220029838916" calcext:value-type="float">
            <text:p>-0.23220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8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'Simple Recurrent Forward'.K16:.K20]-[.L9:.L13]+MMULT(TRANSPOSE(['Simple Recurrent Forward'.H9:.L13]);[.J23:.J27])*[.J16:.J20]" office:value-type="float" office:value="0.29025037298645" calcext:value-type="float">
            <text:p>0.29025</text:p>
          </table:table-cell>
          <table:table-cell table:style-name="ce1"/>
          <table:table-cell table:style-name="ce138" office:value-type="float" office:value="0.57" calcext:value-type="float">
            <text:p>0.57</text:p>
          </table:table-cell>
          <table:table-cell table:style-name="ce140"/>
          <table:table-cell table:style-name="ce72"/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059606975085158" calcext:value-type="float">
            <text:p>-0.05961</text:p>
          </table:table-cell>
          <table:table-cell table:style-name="ce77"/>
          <table:table-cell table:style-name="ce79" office:value-type="float" office:value="1.35534363857979" calcext:value-type="float">
            <text:p>1.35534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89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40"/>
          <table:table-cell table:style-name="ce72"/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592408836196669" calcext:value-type="float">
            <text:p>0.59241</text:p>
          </table:table-cell>
          <table:table-cell table:style-name="ce77"/>
          <table:table-cell table:style-name="ce79" office:value-type="float" office:value="-0.477797196636876" calcext:value-type="float">
            <text:p>-0.47780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89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1"/>
          <table:table-cell table:style-name="ce139" office:value-type="float" office:value="-0.15" calcext:value-type="float">
            <text:p>-0.15</text:p>
          </table:table-cell>
          <table:table-cell table:style-name="ce140"/>
          <table:table-cell table:style-name="ce72"/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3080313173666" calcext:value-type="float">
            <text:p>0.62308</text:p>
          </table:table-cell>
          <table:table-cell table:style-name="ce77"/>
          <table:table-cell table:style-name="ce79" office:value-type="float" office:value="0.596195061451066" calcext:value-type="float">
            <text:p>0.59620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89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1"/>
          <table:table-cell table:style-name="ce139" office:value-type="float" office:value="1.64" calcext:value-type="float">
            <text:p>1.64</text:p>
          </table:table-cell>
          <table:table-cell/>
          <table:table-cell table:style-name="ce69"/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31260732193686" calcext:value-type="float">
            <text:p>0.93126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90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7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6:.K20]^2" office:value-type="float" office:value="0.44605194471005" calcext:value-type="float">
            <text:p>0.45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59201316160275" calcext:value-type="float">
            <text:p>0.36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1042982966116" calcext:value-type="float">
            <text:p>0.96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174268565561813" calcext:value-type="float">
            <text:p>0.17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80653290943178" calcext:value-type="float">
            <text:p>0.98</text:p>
          </table:table-cell>
          <table:table-cell/>
          <table:table-cell table:style-name="ce69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42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43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52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44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53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44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53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44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53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45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4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46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49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55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-1.1" calcext:value-type="float">
            <text:p>-1.1</text:p>
          </table:table-cell>
          <table:table-cell table:style-name="ce150" office:value-type="float" office:value="-1.51" calcext:value-type="float">
            <text:p>-1.51</text:p>
          </table:table-cell>
          <table:table-cell table:style-name="ce156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7" office:value-type="float" office:value="0.2" calcext:value-type="float">
            <text:p>0.2</text:p>
          </table:table-cell>
          <table:table-cell table:style-name="ce150" office:value-type="float" office:value="-2.98" calcext:value-type="float">
            <text:p>-2.98</text:p>
          </table:table-cell>
          <table:table-cell table:style-name="ce156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1.52" calcext:value-type="float">
            <text:p>1.52</text:p>
          </table:table-cell>
          <table:table-cell table:style-name="ce150" office:value-type="float" office:value="0.73" calcext:value-type="float">
            <text:p>0.73</text:p>
          </table:table-cell>
          <table:table-cell table:style-name="ce156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8" office:value-type="float" office:value="0.14" calcext:value-type="float">
            <text:p>0.14</text:p>
          </table:table-cell>
          <table:table-cell table:style-name="ce151" office:value-type="float" office:value="-0.45" calcext:value-type="float">
            <text:p>-0.45</text:p>
          </table:table-cell>
          <table:table-cell table:style-name="ce157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4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59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69" office:value-type="float" office:value="-0.00163860569086886" calcext:value-type="float">
            <text:p>0.00</text:p>
          </table:table-cell>
          <table:table-cell table:style-name="ce169" office:value-type="float" office:value="0.0024579085363033" calcext:value-type="float">
            <text:p>0.00</text:p>
          </table:table-cell>
          <table:table-cell table:style-name="ce169" office:value-type="float" office:value="0.00737372560890989" calcext:value-type="float">
            <text:p>0.01</text:p>
          </table:table-cell>
          <table:table-cell table:style-name="ce177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4" office:value-type="float" office:value="-0.000673307220186476" calcext:value-type="float">
            <text:p>0.00</text:p>
          </table:table-cell>
          <table:table-cell table:style-name="ce140" office:value-type="float" office:value="0.000673307220186476" calcext:value-type="float">
            <text:p>0.00</text:p>
          </table:table-cell>
          <table:table-cell table:style-name="ce140" office:value-type="float" office:value="-0.00100996083027971" calcext:value-type="float">
            <text:p>0.00</text:p>
          </table:table-cell>
          <table:table-cell table:style-name="ce140" office:value-type="float" office:value="-0.00302988249083914" calcext:value-type="float">
            <text:p>0.00</text:p>
          </table:table-cell>
          <table:table-cell table:style-name="ce178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4" office:value-type="float" office:value="0.0028168472425387" calcext:value-type="float">
            <text:p>0.00</text:p>
          </table:table-cell>
          <table:table-cell table:style-name="ce140" office:value-type="float" office:value="-0.0028168472425387" calcext:value-type="float">
            <text:p>0.00</text:p>
          </table:table-cell>
          <table:table-cell table:style-name="ce140" office:value-type="float" office:value="0.00422527086380805" calcext:value-type="float">
            <text:p>0.00</text:p>
          </table:table-cell>
          <table:table-cell table:style-name="ce140" office:value-type="float" office:value="0.0126758125914241" calcext:value-type="float">
            <text:p>0.01</text:p>
          </table:table-cell>
          <table:table-cell table:style-name="ce178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4" office:value-type="float" office:value="0.0052724917582727" calcext:value-type="float">
            <text:p>0.01</text:p>
          </table:table-cell>
          <table:table-cell table:style-name="ce140" office:value-type="float" office:value="-0.0052724917582727" calcext:value-type="float">
            <text:p>-0.01</text:p>
          </table:table-cell>
          <table:table-cell table:style-name="ce140" office:value-type="float" office:value="0.00790873763740906" calcext:value-type="float">
            <text:p>0.01</text:p>
          </table:table-cell>
          <table:table-cell table:style-name="ce140" office:value-type="float" office:value="0.0237262129122272" calcext:value-type="float">
            <text:p>0.02</text:p>
          </table:table-cell>
          <table:table-cell table:style-name="ce178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5" office:value-type="float" office:value="-0.00262922363063826" calcext:value-type="float">
            <text:p>0.00</text:p>
          </table:table-cell>
          <table:table-cell table:style-name="ce170" office:value-type="float" office:value="0.00262922363063826" calcext:value-type="float">
            <text:p>0.00</text:p>
          </table:table-cell>
          <table:table-cell table:style-name="ce170" office:value-type="float" office:value="-0.0039438354459574" calcext:value-type="float">
            <text:p>0.00</text:p>
          </table:table-cell>
          <table:table-cell table:style-name="ce170" office:value-type="float" office:value="-0.0118315063378722" calcext:value-type="float">
            <text:p>-0.01</text:p>
          </table:table-cell>
          <table:table-cell table:style-name="ce179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37" table:number-columns-repeated="5"/>
          <table:table-cell table:number-columns-repeated="1004"/>
        </table:table-row>
        <table:table-row table:style-name="ro4">
          <table:table-cell/>
          <table:table-cell table:style-name="ce1" table:number-columns-repeated="4"/>
          <table:table-cell table:number-columns-repeated="4"/>
          <table:table-cell table:style-name="ce160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3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59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69" office:value-type="float" office:value="0.0031678567224301" calcext:value-type="float">
            <text:p>0.00</text:p>
          </table:table-cell>
          <table:table-cell table:style-name="ce169" office:value-type="float" office:value="-0.00475178508364515" calcext:value-type="float">
            <text:p>0.00</text:p>
          </table:table-cell>
          <table:table-cell table:style-name="ce169" office:value-type="float" office:value="-0.0142553552509354" calcext:value-type="float">
            <text:p>-0.01</text:p>
          </table:table-cell>
          <table:table-cell table:style-name="ce177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4" office:value-type="float" office:value="0.000625512915687929" calcext:value-type="float">
            <text:p>0.00</text:p>
          </table:table-cell>
          <table:table-cell table:style-name="ce140" office:value-type="float" office:value="-0.000625512915687929" calcext:value-type="float">
            <text:p>0.00</text:p>
          </table:table-cell>
          <table:table-cell table:style-name="ce140" office:value-type="float" office:value="0.000938269373531893" calcext:value-type="float">
            <text:p>0.00</text:p>
          </table:table-cell>
          <table:table-cell table:style-name="ce140" office:value-type="float" office:value="0.00281480812059568" calcext:value-type="float">
            <text:p>0.00</text:p>
          </table:table-cell>
          <table:table-cell table:style-name="ce178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4" office:value-type="float" office:value="-0.00655847022583665" calcext:value-type="float">
            <text:p>-0.01</text:p>
          </table:table-cell>
          <table:table-cell table:style-name="ce140" office:value-type="float" office:value="0.00655847022583665" calcext:value-type="float">
            <text:p>0.01</text:p>
          </table:table-cell>
          <table:table-cell table:style-name="ce140" office:value-type="float" office:value="-0.00983770533875498" calcext:value-type="float">
            <text:p>-0.01</text:p>
          </table:table-cell>
          <table:table-cell table:style-name="ce140" office:value-type="float" office:value="-0.0295131160162649" calcext:value-type="float">
            <text:p>-0.03</text:p>
          </table:table-cell>
          <table:table-cell table:style-name="ce178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4" office:value-type="float" office:value="0.0254408549665914" calcext:value-type="float">
            <text:p>0.03</text:p>
          </table:table-cell>
          <table:table-cell table:style-name="ce140" office:value-type="float" office:value="-0.0254408549665914" calcext:value-type="float">
            <text:p>-0.03</text:p>
          </table:table-cell>
          <table:table-cell table:style-name="ce140" office:value-type="float" office:value="0.0381612824498871" calcext:value-type="float">
            <text:p>0.04</text:p>
          </table:table-cell>
          <table:table-cell table:style-name="ce140" office:value-type="float" office:value="0.114483847349661" calcext:value-type="float">
            <text:p>0.11</text:p>
          </table:table-cell>
          <table:table-cell table:style-name="ce178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5" office:value-type="float" office:value="0.0550093959388694" calcext:value-type="float">
            <text:p>0.06</text:p>
          </table:table-cell>
          <table:table-cell table:style-name="ce170" office:value-type="float" office:value="-0.0550093959388694" calcext:value-type="float">
            <text:p>-0.06</text:p>
          </table:table-cell>
          <table:table-cell table:style-name="ce170" office:value-type="float" office:value="0.0825140939083041" calcext:value-type="float">
            <text:p>0.08</text:p>
          </table:table-cell>
          <table:table-cell table:style-name="ce170" office:value-type="float" office:value="0.247542281724912" calcext:value-type="float">
            <text:p>0.25</text:p>
          </table:table-cell>
          <table:table-cell table:style-name="ce179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4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59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69" office:value-type="float" office:value="0.000547628208555963" calcext:value-type="float">
            <text:p>0.00</text:p>
          </table:table-cell>
          <table:table-cell table:style-name="ce169" office:value-type="float" office:value="-0.00180850925521279" calcext:value-type="float">
            <text:p>0.00</text:p>
          </table:table-cell>
          <table:table-cell table:style-name="ce169" office:value-type="float" office:value="-0.00809672434041982" calcext:value-type="float">
            <text:p>-0.01</text:p>
          </table:table-cell>
          <table:table-cell table:style-name="ce177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64" office:value-type="float" office:value="-0.00435038059430588" calcext:value-type="float">
            <text:p>0.00</text:p>
          </table:table-cell>
          <table:table-cell table:style-name="ce140" office:value-type="float" office:value="0.00150246276981802" calcext:value-type="float">
            <text:p>0.00</text:p>
          </table:table-cell>
          <table:table-cell table:style-name="ce140" office:value-type="float" office:value="-0.00496179302376251" calcext:value-type="float">
            <text:p>0.00</text:p>
          </table:table-cell>
          <table:table-cell table:style-name="ce140" office:value-type="float" office:value="-0.0222140252983645" calcext:value-type="float">
            <text:p>-0.02</text:p>
          </table:table-cell>
          <table:table-cell table:style-name="ce178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4" office:value-type="float" office:value="-0.000637477241567603" calcext:value-type="float">
            <text:p>0.00</text:p>
          </table:table-cell>
          <table:table-cell table:style-name="ce140" office:value-type="float" office:value="0.00022016138618199" calcext:value-type="float">
            <text:p>0.00</text:p>
          </table:table-cell>
          <table:table-cell table:style-name="ce140" office:value-type="float" office:value="-0.000727069749749602" calcext:value-type="float">
            <text:p>0.00</text:p>
          </table:table-cell>
          <table:table-cell table:style-name="ce140" office:value-type="float" office:value="-0.00325510268914156" calcext:value-type="float">
            <text:p>0.00</text:p>
          </table:table-cell>
          <table:table-cell table:style-name="ce178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4" office:value-type="float" office:value="0.00200707355763564" calcext:value-type="float">
            <text:p>0.00</text:p>
          </table:table-cell>
          <table:table-cell table:style-name="ce140" office:value-type="float" office:value="-0.000693169995420802" calcext:value-type="float">
            <text:p>0.00</text:p>
          </table:table-cell>
          <table:table-cell table:style-name="ce140" office:value-type="float" office:value="0.00228915226164107" calcext:value-type="float">
            <text:p>0.00</text:p>
          </table:table-cell>
          <table:table-cell table:style-name="ce140" office:value-type="float" office:value="0.0102485706292808" calcext:value-type="float">
            <text:p>0.01</text:p>
          </table:table-cell>
          <table:table-cell table:style-name="ce178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5" office:value-type="float" office:value="0.0510906061535885" calcext:value-type="float">
            <text:p>0.05</text:p>
          </table:table-cell>
          <table:table-cell table:style-name="ce170" office:value-type="float" office:value="-0.0176448317495886" calcext:value-type="float">
            <text:p>-0.02</text:p>
          </table:table-cell>
          <table:table-cell table:style-name="ce170" office:value-type="float" office:value="0.0582709966857786" calcext:value-type="float">
            <text:p>0.06</text:p>
          </table:table-cell>
          <table:table-cell table:style-name="ce170" office:value-type="float" office:value="0.260880167378935" calcext:value-type="float">
            <text:p>0.26</text:p>
          </table:table-cell>
          <table:table-cell table:style-name="ce179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59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61" office:value-type="float" office:value="0.00737372560890989" calcext:value-type="float">
            <text:p>0.01</text:p>
          </table:table-cell>
          <table:table-cell table:style-name="ce161" office:value-type="float" office:value="0.00737372560890989" calcext:value-type="float">
            <text:p>0.01</text:p>
          </table:table-cell>
          <table:table-cell table:style-name="ce152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43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38" office:value-type="float" office:value="0.57" calcext:value-type="float">
            <text:p>0.57</text:p>
          </table:table-cell>
          <table:table-cell table:style-name="ce140"/>
          <table:table-cell table:style-name="ce180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44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53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44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40"/>
          <table:table-cell table:style-name="ce181" office:value-type="float" office:value="0.74" calcext:value-type="float">
            <text:p>0.74</text:p>
          </table:table-cell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44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53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44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39" office:value-type="float" office:value="-0.15" calcext:value-type="float">
            <text:p>-0.15</text:p>
          </table:table-cell>
          <table:table-cell table:style-name="ce140"/>
          <table:table-cell table:style-name="ce181" office:value-type="float" office:value="0.676" calcext:value-type="float">
            <text:p>0.68</text:p>
          </table:table-cell>
          <table:table-cell table:style-name="ce140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58" office:value-type="float" office:value="0.530793655282458" calcext:value-type="float">
            <text:p>0.53</text:p>
          </table:table-cell>
          <table:table-cell/>
          <table:table-cell table:style-name="ce144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53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44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39" office:value-type="float" office:value="1.64" calcext:value-type="float">
            <text:p>1.64</text:p>
          </table:table-cell>
          <table:table-cell/>
          <table:table-cell table:style-name="ce150" office:value-type="float" office:value="0.97" calcext:value-type="float">
            <text:p>0.97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45" office:value-type="float" office:value="-0.0105168945225531" calcext:value-type="float">
            <text:p>-0.01</text:p>
          </table:table-cell>
          <table:table-cell table:style-name="ce162" office:value-type="float" office:value="-0.0118315063378722" calcext:value-type="float">
            <text:p>-0.01</text:p>
          </table:table-cell>
          <table:table-cell table:style-name="ce162" office:value-type="float" office:value="-0.0118315063378722" calcext:value-type="float">
            <text:p>-0.01</text:p>
          </table:table-cell>
          <table:table-cell table:style-name="ce154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45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51" office:value-type="float" office:value="-0.212" calcext:value-type="float">
            <text:p>-0.212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7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60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63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59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61" office:value-type="float" office:value="-0.0142553552509354" calcext:value-type="float">
            <text:p>-0.01</text:p>
          </table:table-cell>
          <table:table-cell table:style-name="ce161" office:value-type="float" office:value="-0.0142553552509354" calcext:value-type="float">
            <text:p>-0.01</text:p>
          </table:table-cell>
          <table:table-cell table:style-name="ce152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66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71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174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44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53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67" office:value-type="float" office:value="0.187369879547521" calcext:value-type="float">
            <text:p>0.187</text:p>
          </table:table-cell>
          <table:table-cell table:style-name="ce172" office:value-type="float" office:value="0.148199946284788" calcext:value-type="float">
            <text:p>0.15</text:p>
          </table:table-cell>
          <table:table-cell table:style-name="ce175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44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53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67" office:value-type="float" office:value="0.24751657271186" calcext:value-type="float">
            <text:p>0.248</text:p>
          </table:table-cell>
          <table:table-cell table:style-name="ce172" office:value-type="float" office:value="0.0460011023696418" calcext:value-type="float">
            <text:p>0.05</text:p>
          </table:table-cell>
          <table:table-cell table:style-name="ce175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44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53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67" office:value-type="float" office:value="0.14725508245934" calcext:value-type="float">
            <text:p>0.147</text:p>
          </table:table-cell>
          <table:table-cell table:style-name="ce172" office:value-type="float" office:value="0.219443116677423" calcext:value-type="float">
            <text:p>0.22</text:p>
          </table:table-cell>
          <table:table-cell table:style-name="ce175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45" office:value-type="float" office:value="0.220037583755477" calcext:value-type="float">
            <text:p>0.22</text:p>
          </table:table-cell>
          <table:table-cell table:style-name="ce162" office:value-type="float" office:value="0.247542281724912" calcext:value-type="float">
            <text:p>0.25</text:p>
          </table:table-cell>
          <table:table-cell table:style-name="ce162" office:value-type="float" office:value="0.247542281724912" calcext:value-type="float">
            <text:p>0.25</text:p>
          </table:table-cell>
          <table:table-cell table:style-name="ce154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68" office:value-type="float" office:value="0.24877899058367" calcext:value-type="float">
            <text:p>0.249</text:p>
          </table:table-cell>
          <table:table-cell table:style-name="ce173" office:value-type="float" office:value="0.237758959911129" calcext:value-type="float">
            <text:p>0.24</text:p>
          </table:table-cell>
          <table:table-cell table:style-name="ce176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37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2"/>
          <table:table-cell table:style-name="ce160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63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3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61" office:value-type="float" office:value="-0.00986757419904497" calcext:value-type="float">
            <text:p>-0.01</text:p>
          </table:table-cell>
          <table:table-cell table:style-name="ce161" office:value-type="float" office:value="-0.00986757419904497" calcext:value-type="float">
            <text:p>-0.01</text:p>
          </table:table-cell>
          <table:table-cell table:style-name="ce152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4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53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4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53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4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53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5" office:value-type="float" office:value="0.282611343159815" calcext:value-type="float">
            <text:p>0.28</text:p>
          </table:table-cell>
          <table:table-cell table:style-name="ce162" office:value-type="float" office:value="0.317937761054792" calcext:value-type="float">
            <text:p>0.32</text:p>
          </table:table-cell>
          <table:table-cell table:style-name="ce162" office:value-type="float" office:value="0.317937761054792" calcext:value-type="float">
            <text:p>0.32</text:p>
          </table:table-cell>
          <table:table-cell table:style-name="ce154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19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4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42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43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52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44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53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44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53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44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53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45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54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46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49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182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182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55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-1.1" calcext:value-type="float">
            <text:p>-1.1</text:p>
          </table:table-cell>
          <table:table-cell table:style-name="ce150" office:value-type="float" office:value="-1.51" calcext:value-type="float">
            <text:p>-1.51</text:p>
          </table:table-cell>
          <table:table-cell table:style-name="ce150" office:value-type="float" office:value="0.48" calcext:value-type="float">
            <text:p>0.48</text:p>
          </table:table-cell>
          <table:table-cell table:style-name="ce150" office:value-type="float" office:value="0.34" calcext:value-type="float">
            <text:p>0.34</text:p>
          </table:table-cell>
          <table:table-cell table:style-name="ce156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7" office:value-type="float" office:value="0.2" calcext:value-type="float">
            <text:p>0.2</text:p>
          </table:table-cell>
          <table:table-cell table:style-name="ce150" office:value-type="float" office:value="-2.98" calcext:value-type="float">
            <text:p>-2.98</text:p>
          </table:table-cell>
          <table:table-cell table:style-name="ce150" office:value-type="float" office:value="1.66" calcext:value-type="float">
            <text:p>1.66</text:p>
          </table:table-cell>
          <table:table-cell table:style-name="ce150" office:value-type="float" office:value="-1.82" calcext:value-type="float">
            <text:p>-1.82</text:p>
          </table:table-cell>
          <table:table-cell table:style-name="ce156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1.52" calcext:value-type="float">
            <text:p>1.52</text:p>
          </table:table-cell>
          <table:table-cell table:style-name="ce150" office:value-type="float" office:value="0.73" calcext:value-type="float">
            <text:p>0.73</text:p>
          </table:table-cell>
          <table:table-cell table:style-name="ce150" office:value-type="float" office:value="2.29" calcext:value-type="float">
            <text:p>2.29</text:p>
          </table:table-cell>
          <table:table-cell table:style-name="ce150" office:value-type="float" office:value="2.65" calcext:value-type="float">
            <text:p>2.65</text:p>
          </table:table-cell>
          <table:table-cell table:style-name="ce156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8" office:value-type="float" office:value="0.14" calcext:value-type="float">
            <text:p>0.14</text:p>
          </table:table-cell>
          <table:table-cell table:style-name="ce151" office:value-type="float" office:value="-0.45" calcext:value-type="float">
            <text:p>-0.45</text:p>
          </table:table-cell>
          <table:table-cell table:style-name="ce151" office:value-type="float" office:value="0.47" calcext:value-type="float">
            <text:p>0.47</text:p>
          </table:table-cell>
          <table:table-cell table:style-name="ce151" office:value-type="float" office:value="-1.64" calcext:value-type="float">
            <text:p>-1.64</text:p>
          </table:table-cell>
          <table:table-cell table:style-name="ce157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4" table:default-cell-style-name="ce186"/>
        <table:table-column table:style-name="co25" table:default-cell-style-name="ce186"/>
        <table:table-column table:style-name="co26" table:default-cell-style-name="ce187"/>
        <table:table-column table:style-name="co14" table:default-cell-style-name="ce186"/>
        <table:table-column table:style-name="co2" table:default-cell-style-name="ce186"/>
        <table:table-column table:style-name="co25" table:default-cell-style-name="ce186"/>
        <table:table-column table:style-name="co2" table:default-cell-style-name="ce186"/>
        <table:table-column table:style-name="co27" table:default-cell-style-name="ce186"/>
        <table:table-column table:style-name="co28" table:default-cell-style-name="ce186"/>
        <table:table-column table:style-name="co6" table:default-cell-style-name="ce186"/>
        <table:table-column table:style-name="co29" table:default-cell-style-name="ce186"/>
        <table:table-column table:style-name="co30" table:default-cell-style-name="ce186"/>
        <table:table-column table:style-name="co31" table:default-cell-style-name="ce186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8" table:number-columns-repeated="3"/>
          <table:table-cell table:style-name="ce188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187"/>
          <table:table-cell table:number-columns-repeated="2"/>
          <table:table-cell table:style-name="ce189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03" office:value-type="float" office:value="-0.00328848423601386" calcext:value-type="float">
            <text:p>-0.003</text:p>
          </table:table-cell>
          <table:table-cell table:style-name="ce203" office:value-type="float" office:value="0.00493272635402079" calcext:value-type="float">
            <text:p>0.005</text:p>
          </table:table-cell>
          <table:table-cell table:style-name="ce203" office:value-type="float" office:value="0.0147981790620624" calcext:value-type="float">
            <text:p>0.015</text:p>
          </table:table-cell>
          <table:table-cell table:style-name="ce211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87"/>
          <table:table-cell table:number-columns-repeated="2"/>
          <table:table-cell table:style-name="ce200" office:value-type="float" office:value="0.00566702547604864" calcext:value-type="float">
            <text:p>0.006</text:p>
          </table:table-cell>
          <table:table-cell table:style-name="ce204" office:value-type="float" office:value="-0.00566702547604864" calcext:value-type="float">
            <text:p>-0.006</text:p>
          </table:table-cell>
          <table:table-cell table:style-name="ce204" office:value-type="float" office:value="0.00850053821407297" calcext:value-type="float">
            <text:p>0.009</text:p>
          </table:table-cell>
          <table:table-cell table:style-name="ce204" office:value-type="float" office:value="0.0255016146422189" calcext:value-type="float">
            <text:p>0.026</text:p>
          </table:table-cell>
          <table:table-cell table:style-name="ce212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87"/>
          <table:table-cell table:number-columns-repeated="2"/>
          <table:table-cell table:style-name="ce200" office:value-type="float" office:value="0.0453247664610647" calcext:value-type="float">
            <text:p>0.045</text:p>
          </table:table-cell>
          <table:table-cell table:style-name="ce204" office:value-type="float" office:value="-0.0453247664610647" calcext:value-type="float">
            <text:p>-0.045</text:p>
          </table:table-cell>
          <table:table-cell table:style-name="ce204" office:value-type="float" office:value="0.0679871496915971" calcext:value-type="float">
            <text:p>0.068</text:p>
          </table:table-cell>
          <table:table-cell table:style-name="ce204" office:value-type="float" office:value="0.203961449074791" calcext:value-type="float">
            <text:p>0.204</text:p>
          </table:table-cell>
          <table:table-cell table:style-name="ce212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87"/>
          <table:table-cell table:number-columns-repeated="2"/>
          <table:table-cell table:style-name="ce200" office:value-type="float" office:value="0.00807989727488127" calcext:value-type="float">
            <text:p>0.008</text:p>
          </table:table-cell>
          <table:table-cell table:style-name="ce204" office:value-type="float" office:value="-0.00807989727488127" calcext:value-type="float">
            <text:p>-0.008</text:p>
          </table:table-cell>
          <table:table-cell table:style-name="ce204" office:value-type="float" office:value="0.0121198459123219" calcext:value-type="float">
            <text:p>0.012</text:p>
          </table:table-cell>
          <table:table-cell table:style-name="ce204" office:value-type="float" office:value="0.0363595377369657" calcext:value-type="float">
            <text:p>0.036</text:p>
          </table:table-cell>
          <table:table-cell table:style-name="ce212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87"/>
          <table:table-cell table:number-columns-repeated="2"/>
          <table:table-cell table:style-name="ce201" office:value-type="float" office:value="-0.0456221418857545" calcext:value-type="float">
            <text:p>-0.046</text:p>
          </table:table-cell>
          <table:table-cell table:style-name="ce205" office:value-type="float" office:value="0.0456221418857545" calcext:value-type="float">
            <text:p>0.046</text:p>
          </table:table-cell>
          <table:table-cell table:style-name="ce205" office:value-type="float" office:value="-0.0684332128286318" calcext:value-type="float">
            <text:p>-0.068</text:p>
          </table:table-cell>
          <table:table-cell table:style-name="ce205" office:value-type="float" office:value="-0.205299638485895" calcext:value-type="float">
            <text:p>-0.205</text:p>
          </table:table-cell>
          <table:table-cell table:style-name="ce213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1013"/>
        </table:table-row>
        <table:table-row table:style-name="ro1">
          <table:table-cell/>
          <table:table-cell table:style-name="ce1"/>
          <table:table-cell table:style-name="ce187" table:number-columns-repeated="2"/>
          <table:table-cell table:number-columns-repeated="5"/>
          <table:table-cell table:style-name="ce188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187" table:number-columns-repeated="2"/>
          <table:table-cell table:number-columns-repeated="5"/>
          <table:table-cell table:style-name="ce189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03" office:value-type="float" office:value="0.00335960288694842" calcext:value-type="float">
            <text:p>0.003</text:p>
          </table:table-cell>
          <table:table-cell table:style-name="ce203" office:value-type="float" office:value="-0.00503940433042263" calcext:value-type="float">
            <text:p>-0.005</text:p>
          </table:table-cell>
          <table:table-cell table:style-name="ce203" office:value-type="float" office:value="-0.0151182129912679" calcext:value-type="float">
            <text:p>-0.015</text:p>
          </table:table-cell>
          <table:table-cell table:style-name="ce211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87" table:number-columns-repeated="2"/>
          <table:table-cell table:number-columns-repeated="5"/>
          <table:table-cell table:style-name="ce200" office:value-type="float" office:value="-0.00708892905191977" calcext:value-type="float">
            <text:p>-0.007</text:p>
          </table:table-cell>
          <table:table-cell table:style-name="ce204" office:value-type="float" office:value="0.00708892905191977" calcext:value-type="float">
            <text:p>0.007</text:p>
          </table:table-cell>
          <table:table-cell table:style-name="ce204" office:value-type="float" office:value="-0.0106333935778797" calcext:value-type="float">
            <text:p>-0.011</text:p>
          </table:table-cell>
          <table:table-cell table:style-name="ce204" office:value-type="float" office:value="-0.031900180733639" calcext:value-type="float">
            <text:p>-0.032</text:p>
          </table:table-cell>
          <table:table-cell table:style-name="ce212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87" table:number-columns-repeated="2"/>
          <table:table-cell table:number-columns-repeated="5"/>
          <table:table-cell table:style-name="ce200" office:value-type="float" office:value="-0.00421017830851551" calcext:value-type="float">
            <text:p>-0.004</text:p>
          </table:table-cell>
          <table:table-cell table:style-name="ce204" office:value-type="float" office:value="0.00421017830851551" calcext:value-type="float">
            <text:p>0.004</text:p>
          </table:table-cell>
          <table:table-cell table:style-name="ce204" office:value-type="float" office:value="-0.00631526746277327" calcext:value-type="float">
            <text:p>-0.006</text:p>
          </table:table-cell>
          <table:table-cell table:style-name="ce204" office:value-type="float" office:value="-0.0189458023883198" calcext:value-type="float">
            <text:p>-0.019</text:p>
          </table:table-cell>
          <table:table-cell table:style-name="ce212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87" table:number-columns-repeated="2"/>
          <table:table-cell table:number-columns-repeated="5"/>
          <table:table-cell table:style-name="ce200" office:value-type="float" office:value="0.0575159825934466" calcext:value-type="float">
            <text:p>0.058</text:p>
          </table:table-cell>
          <table:table-cell table:style-name="ce204" office:value-type="float" office:value="-0.0575159825934466" calcext:value-type="float">
            <text:p>-0.058</text:p>
          </table:table-cell>
          <table:table-cell table:style-name="ce204" office:value-type="float" office:value="0.08627397389017" calcext:value-type="float">
            <text:p>0.086</text:p>
          </table:table-cell>
          <table:table-cell table:style-name="ce204" office:value-type="float" office:value="0.25882192167051" calcext:value-type="float">
            <text:p>0.259</text:p>
          </table:table-cell>
          <table:table-cell table:style-name="ce212" office:value-type="float" office:value="0.230063930373787" calcext:value-type="float">
            <text:p>0.230</text:p>
          </table:table-cell>
          <table:table-cell table:style-name="ce204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1" office:value-type="float" office:value="-0.0449310766313516" calcext:value-type="float">
            <text:p>-0.045</text:p>
          </table:table-cell>
          <table:table-cell table:style-name="ce205" office:value-type="float" office:value="0.0449310766313516" calcext:value-type="float">
            <text:p>0.045</text:p>
          </table:table-cell>
          <table:table-cell table:style-name="ce205" office:value-type="float" office:value="-0.0673966149470274" calcext:value-type="float">
            <text:p>-0.067</text:p>
          </table:table-cell>
          <table:table-cell table:style-name="ce205" office:value-type="float" office:value="-0.202189844841082" calcext:value-type="float">
            <text:p>-0.202</text:p>
          </table:table-cell>
          <table:table-cell table:style-name="ce213" office:value-type="float" office:value="-0.179724306525406" calcext:value-type="float">
            <text:p>-0.180</text:p>
          </table:table-cell>
          <table:table-cell table:style-name="ce204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186"/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86"/>
          <table:table-cell/>
          <table:table-cell table:style-name="ce187"/>
          <table:table-cell table:number-columns-repeated="2"/>
          <table:table-cell table:style-name="ce18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186"/>
          <table:table-cell/>
          <table:table-cell table:style-name="ce187"/>
          <table:table-cell table:number-columns-repeated="2"/>
          <table:table-cell table:style-name="ce189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03" office:value-type="float" office:value="0.00473629063855189" calcext:value-type="float">
            <text:p>0.005</text:p>
          </table:table-cell>
          <table:table-cell table:style-name="ce203" office:value-type="float" office:value="-0.00710443595782784" calcext:value-type="float">
            <text:p>-0.007</text:p>
          </table:table-cell>
          <table:table-cell table:style-name="ce203" office:value-type="float" office:value="-0.0213133078734835" calcext:value-type="float">
            <text:p>-0.021</text:p>
          </table:table-cell>
          <table:table-cell table:style-name="ce211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/>
          <table:table-cell table:style-name="ce187"/>
          <table:table-cell table:number-columns-repeated="2"/>
          <table:table-cell table:style-name="ce200" office:value-type="float" office:value="-0.0130853842355628" calcext:value-type="float">
            <text:p>-0.013</text:p>
          </table:table-cell>
          <table:table-cell table:style-name="ce204" office:value-type="float" office:value="0.0130853842355628" calcext:value-type="float">
            <text:p>0.013</text:p>
          </table:table-cell>
          <table:table-cell table:style-name="ce204" office:value-type="float" office:value="-0.0196280763533442" calcext:value-type="float">
            <text:p>-0.020</text:p>
          </table:table-cell>
          <table:table-cell table:style-name="ce204" office:value-type="float" office:value="-0.0588842290600327" calcext:value-type="float">
            <text:p>-0.059</text:p>
          </table:table-cell>
          <table:table-cell table:style-name="ce212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0" office:value-type="float" office:value="-0.0259068630695723" calcext:value-type="float">
            <text:p>-0.026</text:p>
          </table:table-cell>
          <table:table-cell table:style-name="ce204" office:value-type="float" office:value="0.0259068630695723" calcext:value-type="float">
            <text:p>0.026</text:p>
          </table:table-cell>
          <table:table-cell table:style-name="ce204" office:value-type="float" office:value="-0.0388602946043584" calcext:value-type="float">
            <text:p>-0.039</text:p>
          </table:table-cell>
          <table:table-cell table:style-name="ce204" office:value-type="float" office:value="-0.116580883813075" calcext:value-type="float">
            <text:p>-0.117</text:p>
          </table:table-cell>
          <table:table-cell table:style-name="ce212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0" office:value-type="float" office:value="0.000462755975261338" calcext:value-type="float">
            <text:p>0.000</text:p>
          </table:table-cell>
          <table:table-cell table:style-name="ce204" office:value-type="float" office:value="-0.000462755975261338" calcext:value-type="float">
            <text:p>0.000</text:p>
          </table:table-cell>
          <table:table-cell table:style-name="ce204" office:value-type="float" office:value="0.000694133962892007" calcext:value-type="float">
            <text:p>0.001</text:p>
          </table:table-cell>
          <table:table-cell table:style-name="ce204" office:value-type="float" office:value="0.00208240188867602" calcext:value-type="float">
            <text:p>0.002</text:p>
          </table:table-cell>
          <table:table-cell table:style-name="ce212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1" office:value-type="float" office:value="0.0046798781663194" calcext:value-type="float">
            <text:p>0.005</text:p>
          </table:table-cell>
          <table:table-cell table:style-name="ce205" office:value-type="float" office:value="-0.0046798781663194" calcext:value-type="float">
            <text:p>-0.005</text:p>
          </table:table-cell>
          <table:table-cell table:style-name="ce205" office:value-type="float" office:value="0.0070198172494791" calcext:value-type="float">
            <text:p>0.007</text:p>
          </table:table-cell>
          <table:table-cell table:style-name="ce205" office:value-type="float" office:value="0.0210594517484373" calcext:value-type="float">
            <text:p>0.021</text:p>
          </table:table-cell>
          <table:table-cell table:style-name="ce213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86"/>
          <table:table-cell table:number-columns-repeated="1013"/>
        </table:table-row>
        <table:table-row table:style-name="ro1">
          <table:table-cell table:number-columns-repeated="4"/>
          <table:table-cell table:style-name="ce186"/>
          <table:table-cell table:number-columns-repeated="4"/>
          <table:table-cell table:style-name="ce188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189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03" office:value-type="float" office:value="0.0498619955551045" calcext:value-type="float">
            <text:p>0.050</text:p>
          </table:table-cell>
          <table:table-cell table:style-name="ce203" office:value-type="float" office:value="-0.0747929933326568" calcext:value-type="float">
            <text:p>-0.075</text:p>
          </table:table-cell>
          <table:table-cell table:style-name="ce203" office:value-type="float" office:value="-0.22437897999797" calcext:value-type="float">
            <text:p>-0.224</text:p>
          </table:table-cell>
          <table:table-cell table:style-name="ce211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0" office:value-type="float" office:value="0.0205918803178807" calcext:value-type="float">
            <text:p>0.021</text:p>
          </table:table-cell>
          <table:table-cell table:style-name="ce204" office:value-type="float" office:value="-0.0205918803178807" calcext:value-type="float">
            <text:p>-0.021</text:p>
          </table:table-cell>
          <table:table-cell table:style-name="ce204" office:value-type="float" office:value="0.0308878204768211" calcext:value-type="float">
            <text:p>0.031</text:p>
          </table:table-cell>
          <table:table-cell table:style-name="ce204" office:value-type="float" office:value="0.0926634614304633" calcext:value-type="float">
            <text:p>0.093</text:p>
          </table:table-cell>
          <table:table-cell table:style-name="ce212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0" office:value-type="float" office:value="-0.0105801145959744" calcext:value-type="float">
            <text:p>-0.011</text:p>
          </table:table-cell>
          <table:table-cell table:style-name="ce204" office:value-type="float" office:value="0.0105801145959744" calcext:value-type="float">
            <text:p>0.011</text:p>
          </table:table-cell>
          <table:table-cell table:style-name="ce204" office:value-type="float" office:value="-0.0158701718939616" calcext:value-type="float">
            <text:p>-0.016</text:p>
          </table:table-cell>
          <table:table-cell table:style-name="ce204" office:value-type="float" office:value="-0.0476105156818849" calcext:value-type="float">
            <text:p>-0.048</text:p>
          </table:table-cell>
          <table:table-cell table:style-name="ce212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0" office:value-type="float" office:value="0.000898968671739469" calcext:value-type="float">
            <text:p>0.001</text:p>
          </table:table-cell>
          <table:table-cell table:style-name="ce204" office:value-type="float" office:value="-0.000898968671739469" calcext:value-type="float">
            <text:p>-0.001</text:p>
          </table:table-cell>
          <table:table-cell table:style-name="ce204" office:value-type="float" office:value="0.0013484530076092" calcext:value-type="float">
            <text:p>0.001</text:p>
          </table:table-cell>
          <table:table-cell table:style-name="ce204" office:value-type="float" office:value="0.00404535902282761" calcext:value-type="float">
            <text:p>0.004</text:p>
          </table:table-cell>
          <table:table-cell table:style-name="ce212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4"/>
          <table:table-cell table:style-name="ce201" office:value-type="float" office:value="0.0147862781522111" calcext:value-type="float">
            <text:p>0.015</text:p>
          </table:table-cell>
          <table:table-cell table:style-name="ce205" office:value-type="float" office:value="-0.0147862781522111" calcext:value-type="float">
            <text:p>-0.015</text:p>
          </table:table-cell>
          <table:table-cell table:style-name="ce205" office:value-type="float" office:value="0.0221794172283166" calcext:value-type="float">
            <text:p>0.022</text:p>
          </table:table-cell>
          <table:table-cell table:style-name="ce205" office:value-type="float" office:value="0.0665382516849497" calcext:value-type="float">
            <text:p>0.067</text:p>
          </table:table-cell>
          <table:table-cell table:style-name="ce213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86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188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188"/>
          <table:table-cell table:style-name="ce188"/>
          <table:table-cell table:style-name="ce188" office:value-type="string" calcext:value-type="string">
            <text:p><text:span text:style-name="T2">∇</text:span>B<text:span text:style-name="T1">in</text:span></text:p>
          </table:table-cell>
          <table:table-cell table:style-name="ce188"/>
          <table:table-cell table:style-name="ce188" office:value-type="string" calcext:value-type="string">
            <text:p><text:span text:style-name="T2">∇InG</text:span><text:span text:style-name="T1">a</text:span></text:p>
          </table:table-cell>
          <table:table-cell table:style-name="ce188" office:value-type="string" calcext:value-type="string">
            <text:p><text:span text:style-name="T2">∇OutG</text:span><text:span text:style-name="T1">a</text:span></text:p>
          </table:table-cell>
          <table:table-cell table:style-name="ce188" office:value-type="string" calcext:value-type="string">
            <text:p><text:span text:style-name="T2">∇ForG</text:span><text:span text:style-name="T1">a</text:span></text:p>
          </table:table-cell>
          <table:table-cell table:style-name="ce188" office:value-type="string" calcext:value-type="string">
            <text:p><text:span text:style-name="T2">∇</text:span>Cand<text:span text:style-name="T1">a</text:span></text:p>
          </table:table-cell>
          <table:table-cell table:style-name="ce188" office:value-type="string" calcext:value-type="string">
            <text:p><text:span text:style-name="T2">∇</text:span>Cell<text:span text:style-name="T1">a</text:span></text:p>
          </table:table-cell>
          <table:table-cell table:style-name="ce188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83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189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193" office:value-type="float" office:value="0.0147981790620624" calcext:value-type="float">
            <text:p>0.015</text:p>
          </table:table-cell>
          <table:table-cell table:style-name="ce193" office:value-type="float" office:value="0.0147981790620624" calcext:value-type="float">
            <text:p>0.015</text:p>
          </table:table-cell>
          <table:table-cell table:style-name="ce196" office:value-type="float" office:value="-0.0164424211800693" calcext:value-type="float">
            <text:p>-0.016</text:p>
          </table:table-cell>
          <table:table-cell/>
          <table:table-cell table:style-name="ce183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192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06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183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183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183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183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38" office:value-type="float" office:value="0.57" calcext:value-type="float">
            <text:p>0.57</text:p>
          </table:table-cell>
          <table:table-cell table:style-name="ce140"/>
          <table:table-cell table:style-name="ce180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38778513618271" calcext:value-type="float">
            <text:p>0.388</text:p>
          </table:table-cell>
          <table:table-cell/>
          <table:table-cell table:style-name="ce190" office:value-type="float" office:value="0.0226681019041946" calcext:value-type="float">
            <text:p>0.023</text:p>
          </table:table-cell>
          <table:table-cell table:style-name="ce187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197" office:value-type="float" office:value="-0.0283351273802432" calcext:value-type="float">
            <text:p>-0.028</text:p>
          </table:table-cell>
          <table:table-cell/>
          <table:table-cell table:style-name="ce184" office:value-type="float" office:value="-0.0283351273802432" calcext:value-type="float">
            <text:p>-0.028</text:p>
          </table:table-cell>
          <table:table-cell/>
          <table:table-cell table:style-name="ce190" office:value-type="float" office:value="-0.0283351273802432" calcext:value-type="float">
            <text:p>-0.028</text:p>
          </table:table-cell>
          <table:table-cell table:style-name="ce184" office:value-type="float" office:value="0.0354446452595989" calcext:value-type="float">
            <text:p>0.035</text:p>
          </table:table-cell>
          <table:table-cell table:style-name="ce184" office:value-type="float" office:value="0.0654269211778141" calcext:value-type="float">
            <text:p>0.065</text:p>
          </table:table-cell>
          <table:table-cell table:style-name="ce184" office:value-type="float" office:value="-0.102959401589404" calcext:value-type="float">
            <text:p>-0.103</text:p>
          </table:table-cell>
          <table:table-cell table:style-name="ce184" office:value-type="float" office:value="-0.461789511812044" calcext:value-type="float">
            <text:p>-0.462</text:p>
          </table:table-cell>
          <table:table-cell table:style-name="ce184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40"/>
          <table:table-cell table:style-name="ce181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-0.24276447205753" calcext:value-type="float">
            <text:p>-0.243</text:p>
          </table:table-cell>
          <table:table-cell/>
          <table:table-cell table:style-name="ce190" office:value-type="float" office:value="0.181299065844259" calcext:value-type="float">
            <text:p>0.181</text:p>
          </table:table-cell>
          <table:table-cell table:style-name="ce187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197" office:value-type="float" office:value="-0.226623832305323" calcext:value-type="float">
            <text:p>-0.227</text:p>
          </table:table-cell>
          <table:table-cell/>
          <table:table-cell table:style-name="ce184" office:value-type="float" office:value="-0.226623832305323" calcext:value-type="float">
            <text:p>-0.227</text:p>
          </table:table-cell>
          <table:table-cell/>
          <table:table-cell table:style-name="ce190" office:value-type="float" office:value="-0.226623832305323" calcext:value-type="float">
            <text:p>-0.227</text:p>
          </table:table-cell>
          <table:table-cell table:style-name="ce184" office:value-type="float" office:value="0.0210508915425775" calcext:value-type="float">
            <text:p>0.021</text:p>
          </table:table-cell>
          <table:table-cell table:style-name="ce184" office:value-type="float" office:value="0.129534315347861" calcext:value-type="float">
            <text:p>0.130</text:p>
          </table:table-cell>
          <table:table-cell table:style-name="ce184" office:value-type="float" office:value="0.0529005729798721" calcext:value-type="float">
            <text:p>0.053</text:p>
          </table:table-cell>
          <table:table-cell table:style-name="ce184" office:value-type="float" office:value="0.964959382741125" calcext:value-type="float">
            <text:p>0.965</text:p>
          </table:table-cell>
          <table:table-cell table:style-name="ce184" office:value-type="float" office:value="1.48489674354501" calcext:value-type="float">
            <text:p>1.485</text:p>
          </table:table-cell>
          <table:table-cell table:style-name="ce1"/>
          <table:table-cell table:style-name="ce139" office:value-type="float" office:value="-0.15" calcext:value-type="float">
            <text:p>-0.15</text:p>
          </table:table-cell>
          <table:table-cell table:style-name="ce140"/>
          <table:table-cell table:style-name="ce181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5" office:value-type="float" office:value="0.181435917709876" calcext:value-type="float">
            <text:p>0.181</text:p>
          </table:table-cell>
          <table:table-cell/>
          <table:table-cell table:style-name="ce190" office:value-type="float" office:value="0.0323195890995251" calcext:value-type="float">
            <text:p>0.032</text:p>
          </table:table-cell>
          <table:table-cell table:style-name="ce187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197" office:value-type="float" office:value="-0.0403994863744063" calcext:value-type="float">
            <text:p>-0.040</text:p>
          </table:table-cell>
          <table:table-cell/>
          <table:table-cell table:style-name="ce184" office:value-type="float" office:value="-0.0403994863744063" calcext:value-type="float">
            <text:p>-0.040</text:p>
          </table:table-cell>
          <table:table-cell/>
          <table:table-cell table:style-name="ce190" office:value-type="float" office:value="-0.0403994863744063" calcext:value-type="float">
            <text:p>-0.040</text:p>
          </table:table-cell>
          <table:table-cell table:style-name="ce184" office:value-type="float" office:value="-0.287579912967233" calcext:value-type="float">
            <text:p>-0.288</text:p>
          </table:table-cell>
          <table:table-cell table:style-name="ce184" office:value-type="float" office:value="-0.00231377987630669" calcext:value-type="float">
            <text:p>-0.002</text:p>
          </table:table-cell>
          <table:table-cell table:style-name="ce184" office:value-type="float" office:value="-0.00449484335869734" calcext:value-type="float">
            <text:p>-0.004</text:p>
          </table:table-cell>
          <table:table-cell table:style-name="ce184" office:value-type="float" office:value="-0.277103001406768" calcext:value-type="float">
            <text:p>-0.277</text:p>
          </table:table-cell>
          <table:table-cell table:style-name="ce184" office:value-type="float" office:value="-1.82559196720349" calcext:value-type="float">
            <text:p>-1.826</text:p>
          </table:table-cell>
          <table:table-cell table:style-name="ce1"/>
          <table:table-cell table:style-name="ce139" office:value-type="float" office:value="1.64" calcext:value-type="float">
            <text:p>1.64</text:p>
          </table:table-cell>
          <table:table-cell/>
          <table:table-cell table:style-name="ce150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1" office:value-type="float" office:value="-0.182488567543018" calcext:value-type="float">
            <text:p>-0.182</text:p>
          </table:table-cell>
          <table:table-cell table:style-name="ce194" office:value-type="float" office:value="-0.205299638485895" calcext:value-type="float">
            <text:p>-0.205</text:p>
          </table:table-cell>
          <table:table-cell table:style-name="ce194" office:value-type="float" office:value="-0.205299638485895" calcext:value-type="float">
            <text:p>-0.205</text:p>
          </table:table-cell>
          <table:table-cell table:style-name="ce198" office:value-type="float" office:value="0.228110709428773" calcext:value-type="float">
            <text:p>0.228</text:p>
          </table:table-cell>
          <table:table-cell/>
          <table:table-cell table:style-name="ce199" office:value-type="float" office:value="0.228110709428773" calcext:value-type="float">
            <text:p>0.228</text:p>
          </table:table-cell>
          <table:table-cell/>
          <table:table-cell table:style-name="ce191" office:value-type="float" office:value="0.228110709428773" calcext:value-type="float">
            <text:p>0.228</text:p>
          </table:table-cell>
          <table:table-cell table:style-name="ce199" office:value-type="float" office:value="0.224655383156758" calcext:value-type="float">
            <text:p>0.225</text:p>
          </table:table-cell>
          <table:table-cell table:style-name="ce199" office:value-type="float" office:value="-0.023399390831597" calcext:value-type="float">
            <text:p>-0.023</text:p>
          </table:table-cell>
          <table:table-cell table:style-name="ce199" office:value-type="float" office:value="-0.0739313907610553" calcext:value-type="float">
            <text:p>-0.074</text:p>
          </table:table-cell>
          <table:table-cell table:style-name="ce199" office:value-type="float" office:value="-0.988623434647543" calcext:value-type="float">
            <text:p>-0.989</text:p>
          </table:table-cell>
          <table:table-cell table:style-name="ce199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51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186"/>
          <table:table-cell table:number-columns-repeated="2"/>
          <table:table-cell table:style-name="ce193"/>
          <table:table-cell/>
          <table:table-cell table:style-name="ce193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195"/>
          <table:table-cell table:style-name="ce195"/>
          <table:table-cell table:style-name="ce195" office:value-type="string" calcext:value-type="string">
            <text:p><text:span text:style-name="T2">∇</text:span>B<text:span text:style-name="T1">out</text:span></text:p>
          </table:table-cell>
          <table:table-cell table:style-name="ce195"/>
          <table:table-cell table:style-name="ce202" office:value-type="string" calcext:value-type="string">
            <text:p>σ’(InG)</text:p>
          </table:table-cell>
          <table:table-cell table:style-name="ce202" office:value-type="string" calcext:value-type="string">
            <text:p>σ’(OutG)</text:p>
          </table:table-cell>
          <table:table-cell table:style-name="ce202" office:value-type="string" calcext:value-type="string">
            <text:p>σ’(ForG)</text:p>
          </table:table-cell>
          <table:table-cell table:style-name="ce202" office:value-type="string" calcext:value-type="string">
            <text:p>tanh’(Cand)</text:p>
          </table:table-cell>
          <table:table-cell table:style-name="ce202" office:value-type="string" calcext:value-type="string">
            <text:p>tanh’(Cell)</text:p>
          </table:table-cell>
          <table:table-cell table:style-name="ce214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9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193" office:value-type="float" office:value="-0.0151182129912679" calcext:value-type="float">
            <text:p>-0.015</text:p>
          </table:table-cell>
          <table:table-cell table:style-name="ce193" office:value-type="float" office:value="-0.0151182129912679" calcext:value-type="float">
            <text:p>-0.015</text:p>
          </table:table-cell>
          <table:table-cell table:style-name="ce196" office:value-type="float" office:value="0.0167980144347421" calcext:value-type="float">
            <text:p>0.017</text:p>
          </table:table-cell>
          <table:table-cell/>
          <table:table-cell table:style-name="ce183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66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66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07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10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10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14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-0.0283557162076791" calcext:value-type="float">
            <text:p>-0.028</text:p>
          </table:table-cell>
          <table:table-cell table:style-name="ce187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197" office:value-type="float" office:value="0.0354446452595989" calcext:value-type="float">
            <text:p>0.035</text:p>
          </table:table-cell>
          <table:table-cell/>
          <table:table-cell table:style-name="ce184" office:value-type="float" office:value="0.0354446452595989" calcext:value-type="float">
            <text:p>0.035</text:p>
          </table:table-cell>
          <table:table-cell/>
          <table:table-cell table:style-name="ce167" office:value-type="float" office:value="0.187369879547521" calcext:value-type="float">
            <text:p>0.187</text:p>
          </table:table-cell>
          <table:table-cell table:style-name="ce167" office:value-type="float" office:value="0.148199946284788" calcext:value-type="float">
            <text:p>0.148</text:p>
          </table:table-cell>
          <table:table-cell table:style-name="ce208" office:value-type="float" office:value="0.236135437987325" calcext:value-type="float">
            <text:p>0.236</text:p>
          </table:table-cell>
          <table:table-cell table:style-name="ce208" office:value-type="float" office:value="0.892758555889303" calcext:value-type="float">
            <text:p>0.893</text:p>
          </table:table-cell>
          <table:table-cell table:style-name="ce208" office:value-type="float" office:value="0.920988741010102" calcext:value-type="float">
            <text:p>0.921</text:p>
          </table:table-cell>
          <table:table-cell table:style-name="ce214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-0.016840713234062" calcext:value-type="float">
            <text:p>-0.017</text:p>
          </table:table-cell>
          <table:table-cell table:style-name="ce187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197" office:value-type="float" office:value="0.0210508915425775" calcext:value-type="float">
            <text:p>0.021</text:p>
          </table:table-cell>
          <table:table-cell/>
          <table:table-cell table:style-name="ce184" office:value-type="float" office:value="0.0210508915425775" calcext:value-type="float">
            <text:p>0.021</text:p>
          </table:table-cell>
          <table:table-cell/>
          <table:table-cell table:style-name="ce167" office:value-type="float" office:value="0.24751657271186" calcext:value-type="float">
            <text:p>0.248</text:p>
          </table:table-cell>
          <table:table-cell table:style-name="ce167" office:value-type="float" office:value="0.0460011023696418" calcext:value-type="float">
            <text:p>0.046</text:p>
          </table:table-cell>
          <table:table-cell table:style-name="ce208" office:value-type="float" office:value="0.13423810127624" calcext:value-type="float">
            <text:p>0.134</text:p>
          </table:table-cell>
          <table:table-cell table:style-name="ce208" office:value-type="float" office:value="0.0997056463253757" calcext:value-type="float">
            <text:p>0.100</text:p>
          </table:table-cell>
          <table:table-cell table:style-name="ce208" office:value-type="float" office:value="0.905024410180213" calcext:value-type="float">
            <text:p>0.905</text:p>
          </table:table-cell>
          <table:table-cell table:style-name="ce214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0.230063930373787" calcext:value-type="float">
            <text:p>0.230</text:p>
          </table:table-cell>
          <table:table-cell table:style-name="ce187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197" office:value-type="float" office:value="-0.287579912967233" calcext:value-type="float">
            <text:p>-0.288</text:p>
          </table:table-cell>
          <table:table-cell/>
          <table:table-cell table:style-name="ce184" office:value-type="float" office:value="-0.287579912967233" calcext:value-type="float">
            <text:p>-0.288</text:p>
          </table:table-cell>
          <table:table-cell/>
          <table:table-cell table:style-name="ce167" office:value-type="float" office:value="0.14725508245934" calcext:value-type="float">
            <text:p>0.147</text:p>
          </table:table-cell>
          <table:table-cell table:style-name="ce167" office:value-type="float" office:value="0.219443116677423" calcext:value-type="float">
            <text:p>0.219</text:p>
          </table:table-cell>
          <table:table-cell table:style-name="ce208" office:value-type="float" office:value="0.0834989106779908" calcext:value-type="float">
            <text:p>0.083</text:p>
          </table:table-cell>
          <table:table-cell table:style-name="ce208" office:value-type="float" office:value="0.0197685301257039" calcext:value-type="float">
            <text:p>0.020</text:p>
          </table:table-cell>
          <table:table-cell table:style-name="ce208" office:value-type="float" office:value="0.484693360669187" calcext:value-type="float">
            <text:p>0.485</text:p>
          </table:table-cell>
          <table:table-cell table:style-name="ce214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1" office:value-type="float" office:value="-0.179724306525406" calcext:value-type="float">
            <text:p>-0.180</text:p>
          </table:table-cell>
          <table:table-cell table:style-name="ce194" office:value-type="float" office:value="-0.202189844841082" calcext:value-type="float">
            <text:p>-0.202</text:p>
          </table:table-cell>
          <table:table-cell table:style-name="ce194" office:value-type="float" office:value="-0.202189844841082" calcext:value-type="float">
            <text:p>-0.202</text:p>
          </table:table-cell>
          <table:table-cell table:style-name="ce198" office:value-type="float" office:value="0.224655383156758" calcext:value-type="float">
            <text:p>0.225</text:p>
          </table:table-cell>
          <table:table-cell/>
          <table:table-cell table:style-name="ce199" office:value-type="float" office:value="0.224655383156758" calcext:value-type="float">
            <text:p>0.225</text:p>
          </table:table-cell>
          <table:table-cell/>
          <table:table-cell table:style-name="ce168" office:value-type="float" office:value="0.24877899058367" calcext:value-type="float">
            <text:p>0.249</text:p>
          </table:table-cell>
          <table:table-cell table:style-name="ce168" office:value-type="float" office:value="0.237758959911129" calcext:value-type="float">
            <text:p>0.238</text:p>
          </table:table-cell>
          <table:table-cell table:style-name="ce209" office:value-type="float" office:value="0.23668658876106" calcext:value-type="float">
            <text:p>0.237</text:p>
          </table:table-cell>
          <table:table-cell table:style-name="ce209" office:value-type="float" office:value="0.13979463699739" calcext:value-type="float">
            <text:p>0.140</text:p>
          </table:table-cell>
          <table:table-cell table:style-name="ce209" office:value-type="float" office:value="0.832584941877958" calcext:value-type="float">
            <text:p>0.833</text:p>
          </table:table-cell>
          <table:table-cell table:style-name="ce141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4"/>
          <table:table-cell table:style-name="ce186"/>
          <table:table-cell table:number-columns-repeated="2"/>
          <table:table-cell table:style-name="ce19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95"/>
          <table:table-cell table:style-name="ce195"/>
          <table:table-cell table:style-name="ce195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2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193" office:value-type="float" office:value="-0.0213133078734835" calcext:value-type="float">
            <text:p>-0.021</text:p>
          </table:table-cell>
          <table:table-cell table:style-name="ce193" office:value-type="float" office:value="-0.0213133078734835" calcext:value-type="float">
            <text:p>-0.021</text:p>
          </table:table-cell>
          <table:table-cell table:style-name="ce196" office:value-type="float" office:value="0.0236814531927594" calcext:value-type="float">
            <text:p>0.024</text:p>
          </table:table-cell>
          <table:table-cell/>
          <table:table-cell table:style-name="ce183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-0.0523415369422513" calcext:value-type="float">
            <text:p>-0.052</text:p>
          </table:table-cell>
          <table:table-cell table:style-name="ce187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197" office:value-type="float" office:value="0.0654269211778141" calcext:value-type="float">
            <text:p>0.065</text:p>
          </table:table-cell>
          <table:table-cell/>
          <table:table-cell table:style-name="ce184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-0.103627452278289" calcext:value-type="float">
            <text:p>-0.104</text:p>
          </table:table-cell>
          <table:table-cell table:style-name="ce187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197" office:value-type="float" office:value="0.129534315347861" calcext:value-type="float">
            <text:p>0.130</text:p>
          </table:table-cell>
          <table:table-cell/>
          <table:table-cell table:style-name="ce184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0.00185102390104535" calcext:value-type="float">
            <text:p>0.002</text:p>
          </table:table-cell>
          <table:table-cell table:style-name="ce187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197" office:value-type="float" office:value="-0.00231377987630669" calcext:value-type="float">
            <text:p>-0.002</text:p>
          </table:table-cell>
          <table:table-cell/>
          <table:table-cell table:style-name="ce184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1" office:value-type="float" office:value="0.0187195126652776" calcext:value-type="float">
            <text:p>0.019</text:p>
          </table:table-cell>
          <table:table-cell table:style-name="ce194" office:value-type="float" office:value="0.0210594517484373" calcext:value-type="float">
            <text:p>0.021</text:p>
          </table:table-cell>
          <table:table-cell table:style-name="ce194" office:value-type="float" office:value="0.0210594517484373" calcext:value-type="float">
            <text:p>0.021</text:p>
          </table:table-cell>
          <table:table-cell table:style-name="ce198" office:value-type="float" office:value="-0.023399390831597" calcext:value-type="float">
            <text:p>-0.023</text:p>
          </table:table-cell>
          <table:table-cell/>
          <table:table-cell table:style-name="ce199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86"/>
          <table:table-cell table:number-columns-repeated="2"/>
          <table:table-cell table:style-name="ce193"/>
          <table:table-cell table:number-columns-repeated="1010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195"/>
          <table:table-cell table:style-name="ce195"/>
          <table:table-cell table:style-name="ce195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2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193" office:value-type="float" office:value="-0.22437897999797" calcext:value-type="float">
            <text:p>-0.224</text:p>
          </table:table-cell>
          <table:table-cell table:style-name="ce193" office:value-type="float" office:value="-0.22437897999797" calcext:value-type="float">
            <text:p>-0.224</text:p>
          </table:table-cell>
          <table:table-cell table:style-name="ce196" office:value-type="float" office:value="0.249309977775523" calcext:value-type="float">
            <text:p>0.249</text:p>
          </table:table-cell>
          <table:table-cell/>
          <table:table-cell table:style-name="ce183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190" office:value-type="float" office:value="0.082367521271523" calcext:value-type="float">
            <text:p>0.082</text:p>
          </table:table-cell>
          <table:table-cell table:style-name="ce187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197" office:value-type="float" office:value="-0.102959401589404" calcext:value-type="float">
            <text:p>-0.103</text:p>
          </table:table-cell>
          <table:table-cell/>
          <table:table-cell table:style-name="ce184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90" office:value-type="float" office:value="-0.0423204583838977" calcext:value-type="float">
            <text:p>-0.042</text:p>
          </table:table-cell>
          <table:table-cell table:style-name="ce187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197" office:value-type="float" office:value="0.0529005729798721" calcext:value-type="float">
            <text:p>0.053</text:p>
          </table:table-cell>
          <table:table-cell/>
          <table:table-cell table:style-name="ce184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90" office:value-type="float" office:value="0.00359587468695787" calcext:value-type="float">
            <text:p>0.004</text:p>
          </table:table-cell>
          <table:table-cell table:style-name="ce187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197" office:value-type="float" office:value="-0.00449484335869734" calcext:value-type="float">
            <text:p>-0.004</text:p>
          </table:table-cell>
          <table:table-cell/>
          <table:table-cell table:style-name="ce184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91" office:value-type="float" office:value="0.0591451126088442" calcext:value-type="float">
            <text:p>0.059</text:p>
          </table:table-cell>
          <table:table-cell table:style-name="ce194" office:value-type="float" office:value="0.0665382516849497" calcext:value-type="float">
            <text:p>0.067</text:p>
          </table:table-cell>
          <table:table-cell table:style-name="ce194" office:value-type="float" office:value="0.0665382516849497" calcext:value-type="float">
            <text:p>0.067</text:p>
          </table:table-cell>
          <table:table-cell table:style-name="ce198" office:value-type="float" office:value="-0.0739313907610553" calcext:value-type="float">
            <text:p>-0.074</text:p>
          </table:table-cell>
          <table:table-cell/>
          <table:table-cell table:style-name="ce199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3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183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184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184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184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199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42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2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183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96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183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15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0" office:value-type="float" office:value="0.249739894404882" calcext:value-type="float">
            <text:p>0.250</text:p>
          </table:table-cell>
          <table:table-cell table:style-name="ce184" office:value-type="float" office:value="0.180938793152142" calcext:value-type="float">
            <text:p>0.181</text:p>
          </table:table-cell>
          <table:table-cell table:style-name="ce197" office:value-type="float" office:value="-0.0996679946249559" calcext:value-type="float">
            <text:p>-0.100</text:p>
          </table:table-cell>
          <table:table-cell table:style-name="ce184" office:value-type="float" office:value="0.0108217777863288" calcext:value-type="float">
            <text:p>0.011</text:p>
          </table:table-cell>
          <table:table-cell table:style-name="ce216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0" office:value-type="float" office:value="0.549833997312478" calcext:value-type="float">
            <text:p>0.550</text:p>
          </table:table-cell>
          <table:table-cell table:style-name="ce184" office:value-type="float" office:value="0.0483376287199052" calcext:value-type="float">
            <text:p>0.048</text:p>
          </table:table-cell>
          <table:table-cell table:style-name="ce197" office:value-type="float" office:value="0.761594155955765" calcext:value-type="float">
            <text:p>0.762</text:p>
          </table:table-cell>
          <table:table-cell table:style-name="ce184" office:value-type="float" office:value="0.40466899819687" calcext:value-type="float">
            <text:p>0.405</text:p>
          </table:table-cell>
          <table:table-cell table:style-name="ce216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0" office:value-type="float" office:value="0.820538480592673" calcext:value-type="float">
            <text:p>0.821</text:p>
          </table:table-cell>
          <table:table-cell table:style-name="ce184" office:value-type="float" office:value="0.674805272582314" calcext:value-type="float">
            <text:p>0.675</text:p>
          </table:table-cell>
          <table:table-cell table:style-name="ce197" office:value-type="float" office:value="0.869249333148855" calcext:value-type="float">
            <text:p>0.869</text:p>
          </table:table-cell>
          <table:table-cell table:style-name="ce184" office:value-type="float" office:value="0.229890947528372" calcext:value-type="float">
            <text:p>0.230</text:p>
          </table:table-cell>
          <table:table-cell table:style-name="ce216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1" office:value-type="float" office:value="0.534942945158215" calcext:value-type="float">
            <text:p>0.535</text:p>
          </table:table-cell>
          <table:table-cell table:style-name="ce199" office:value-type="float" office:value="0.389360766050778" calcext:value-type="float">
            <text:p>0.389</text:p>
          </table:table-cell>
          <table:table-cell table:style-name="ce198" office:value-type="float" office:value="-0.804062391404892" calcext:value-type="float">
            <text:p>-0.804</text:p>
          </table:table-cell>
          <table:table-cell table:style-name="ce199" office:value-type="float" office:value="-0.688677369306464" calcext:value-type="float">
            <text:p>-0.689</text:p>
          </table:table-cell>
          <table:table-cell table:style-name="ce217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4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49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55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-1.1" calcext:value-type="float">
            <text:p>-1.1</text:p>
          </table:table-cell>
          <table:table-cell table:style-name="ce150" office:value-type="float" office:value="-1.51" calcext:value-type="float">
            <text:p>-1.51</text:p>
          </table:table-cell>
          <table:table-cell table:style-name="ce156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7" office:value-type="float" office:value="0.2" calcext:value-type="float">
            <text:p>0.2</text:p>
          </table:table-cell>
          <table:table-cell table:style-name="ce150" office:value-type="float" office:value="-2.98" calcext:value-type="float">
            <text:p>-2.98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47" office:value-type="float" office:value="1.52" calcext:value-type="float">
            <text:p>1.52</text:p>
          </table:table-cell>
          <table:table-cell table:style-name="ce150" office:value-type="float" office:value="0.73" calcext:value-type="float">
            <text:p>0.73</text:p>
          </table:table-cell>
          <table:table-cell table:style-name="ce156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48" office:value-type="float" office:value="0.14" calcext:value-type="float">
            <text:p>0.14</text:p>
          </table:table-cell>
          <table:table-cell table:style-name="ce151" office:value-type="float" office:value="-0.45" calcext:value-type="float">
            <text:p>-0.45</text:p>
          </table:table-cell>
          <table:table-cell table:style-name="ce157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4" table:default-cell-style-name="Default"/>
        <table:table-column table:style-name="co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9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03" office:value-type="float" office:value="-0.0110812483409076" calcext:value-type="float">
            <text:p>-0.011</text:p>
          </table:table-cell>
          <table:table-cell table:style-name="ce203" office:value-type="float" office:value="0.0166218725113614" calcext:value-type="float">
            <text:p>0.017</text:p>
          </table:table-cell>
          <table:table-cell table:style-name="ce203" office:value-type="float" office:value="0.0498656175340843" calcext:value-type="float">
            <text:p>0.050</text:p>
          </table:table-cell>
          <table:table-cell table:style-name="ce211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-0.00145355917391826" calcext:value-type="float">
            <text:p>-0.001</text:p>
          </table:table-cell>
          <table:table-cell table:style-name="ce204" office:value-type="float" office:value="0.00145355917391826" calcext:value-type="float">
            <text:p>0.001</text:p>
          </table:table-cell>
          <table:table-cell table:style-name="ce204" office:value-type="float" office:value="-0.00218033876087739" calcext:value-type="float">
            <text:p>-0.002</text:p>
          </table:table-cell>
          <table:table-cell table:style-name="ce204" office:value-type="float" office:value="-0.00654101628263218" calcext:value-type="float">
            <text:p>-0.007</text:p>
          </table:table-cell>
          <table:table-cell table:style-name="ce212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-0.0376596334440966" calcext:value-type="float">
            <text:p>-0.038</text:p>
          </table:table-cell>
          <table:table-cell table:style-name="ce204" office:value-type="float" office:value="0.0376596334440966" calcext:value-type="float">
            <text:p>0.038</text:p>
          </table:table-cell>
          <table:table-cell table:style-name="ce204" office:value-type="float" office:value="-0.056489450166145" calcext:value-type="float">
            <text:p>-0.056</text:p>
          </table:table-cell>
          <table:table-cell table:style-name="ce204" office:value-type="float" office:value="-0.169468350498435" calcext:value-type="float">
            <text:p>-0.169</text:p>
          </table:table-cell>
          <table:table-cell table:style-name="ce212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0.0571276698646378" calcext:value-type="float">
            <text:p>0.057</text:p>
          </table:table-cell>
          <table:table-cell table:style-name="ce204" office:value-type="float" office:value="-0.0571276698646378" calcext:value-type="float">
            <text:p>-0.057</text:p>
          </table:table-cell>
          <table:table-cell table:style-name="ce204" office:value-type="float" office:value="0.0856915047969568" calcext:value-type="float">
            <text:p>0.086</text:p>
          </table:table-cell>
          <table:table-cell table:style-name="ce204" office:value-type="float" office:value="0.25707451439087" calcext:value-type="float">
            <text:p>0.257</text:p>
          </table:table-cell>
          <table:table-cell table:style-name="ce212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1" office:value-type="float" office:value="-0.0545825907001638" calcext:value-type="float">
            <text:p>-0.055</text:p>
          </table:table-cell>
          <table:table-cell table:style-name="ce205" office:value-type="float" office:value="0.0545825907001638" calcext:value-type="float">
            <text:p>0.055</text:p>
          </table:table-cell>
          <table:table-cell table:style-name="ce205" office:value-type="float" office:value="-0.0818738860502456" calcext:value-type="float">
            <text:p>-0.082</text:p>
          </table:table-cell>
          <table:table-cell table:style-name="ce205" office:value-type="float" office:value="-0.245621658150737" calcext:value-type="float">
            <text:p>-0.246</text:p>
          </table:table-cell>
          <table:table-cell table:style-name="ce213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6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8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186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9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03" office:value-type="float" office:value="0.00130761249080144" calcext:value-type="float">
            <text:p>0.001</text:p>
          </table:table-cell>
          <table:table-cell table:style-name="ce203" office:value-type="float" office:value="-0.00196141873620216" calcext:value-type="float">
            <text:p>-0.002</text:p>
          </table:table-cell>
          <table:table-cell table:style-name="ce203" office:value-type="float" office:value="-0.00588425620860649" calcext:value-type="float">
            <text:p>-0.006</text:p>
          </table:table-cell>
          <table:table-cell table:style-name="ce211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0.002276764507669" calcext:value-type="float">
            <text:p>0.002</text:p>
          </table:table-cell>
          <table:table-cell table:style-name="ce204" office:value-type="float" office:value="-0.002276764507669" calcext:value-type="float">
            <text:p>-0.002</text:p>
          </table:table-cell>
          <table:table-cell table:style-name="ce204" office:value-type="float" office:value="0.0034151467615035" calcext:value-type="float">
            <text:p>0.003</text:p>
          </table:table-cell>
          <table:table-cell table:style-name="ce204" office:value-type="float" office:value="0.0102454402845105" calcext:value-type="float">
            <text:p>0.010</text:p>
          </table:table-cell>
          <table:table-cell table:style-name="ce212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0.00267716864551857" calcext:value-type="float">
            <text:p>0.003</text:p>
          </table:table-cell>
          <table:table-cell table:style-name="ce204" office:value-type="float" office:value="-0.00267716864551857" calcext:value-type="float">
            <text:p>-0.003</text:p>
          </table:table-cell>
          <table:table-cell table:style-name="ce204" office:value-type="float" office:value="0.00401575296827786" calcext:value-type="float">
            <text:p>0.004</text:p>
          </table:table-cell>
          <table:table-cell table:style-name="ce204" office:value-type="float" office:value="0.0120472589048336" calcext:value-type="float">
            <text:p>0.012</text:p>
          </table:table-cell>
          <table:table-cell table:style-name="ce212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-0.0701531979986154" calcext:value-type="float">
            <text:p>-0.070</text:p>
          </table:table-cell>
          <table:table-cell table:style-name="ce204" office:value-type="float" office:value="0.0701531979986154" calcext:value-type="float">
            <text:p>0.070</text:p>
          </table:table-cell>
          <table:table-cell table:style-name="ce204" office:value-type="float" office:value="-0.105229796997923" calcext:value-type="float">
            <text:p>-0.105</text:p>
          </table:table-cell>
          <table:table-cell table:style-name="ce204" office:value-type="float" office:value="-0.315689390993769" calcext:value-type="float">
            <text:p>-0.316</text:p>
          </table:table-cell>
          <table:table-cell table:style-name="ce212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1" office:value-type="float" office:value="-0.0430803988402475" calcext:value-type="float">
            <text:p>-0.043</text:p>
          </table:table-cell>
          <table:table-cell table:style-name="ce205" office:value-type="float" office:value="0.0430803988402475" calcext:value-type="float">
            <text:p>0.043</text:p>
          </table:table-cell>
          <table:table-cell table:style-name="ce205" office:value-type="float" office:value="-0.0646205982603712" calcext:value-type="float">
            <text:p>-0.065</text:p>
          </table:table-cell>
          <table:table-cell table:style-name="ce205" office:value-type="float" office:value="-0.193861794781114" calcext:value-type="float">
            <text:p>-0.194</text:p>
          </table:table-cell>
          <table:table-cell table:style-name="ce213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83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189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193" office:value-type="float" office:value="0.0498656175340843" calcext:value-type="float">
            <text:p>0.050</text:p>
          </table:table-cell>
          <table:table-cell table:style-name="ce193" office:value-type="float" office:value="0.0498656175340843" calcext:value-type="float">
            <text:p>0.050</text:p>
          </table:table-cell>
          <table:table-cell table:style-name="ce196" office:value-type="float" office:value="-0.0554062417045382" calcext:value-type="float">
            <text:p>-0.055</text:p>
          </table:table-cell>
          <table:table-cell table:style-name="ce186"/>
          <table:table-cell table:style-name="ce183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186"/>
          <table:table-cell table:style-name="ce192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183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183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183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38" office:value-type="float" office:value="0.57" calcext:value-type="float">
            <text:p>0.57</text:p>
          </table:table-cell>
          <table:table-cell table:style-name="ce140"/>
          <table:table-cell table:style-name="ce180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625240506180253" calcext:value-type="float">
            <text:p>0.625</text:p>
          </table:table-cell>
          <table:table-cell/>
          <table:table-cell table:style-name="ce190" office:value-type="float" office:value="-0.00581423669567305" calcext:value-type="float">
            <text:p>-0.006</text:p>
          </table:table-cell>
          <table:table-cell table:style-name="ce187" office:value-type="float" office:value="-0.00654101628263218" calcext:value-type="float">
            <text:p>-0.007</text:p>
          </table:table-cell>
          <table:table-cell table:style-name="ce187" office:value-type="float" office:value="-0.00654101628263218" calcext:value-type="float">
            <text:p>-0.007</text:p>
          </table:table-cell>
          <table:table-cell table:style-name="ce197" office:value-type="float" office:value="0.00726779586959131" calcext:value-type="float">
            <text:p>0.007</text:p>
          </table:table-cell>
          <table:table-cell table:style-name="ce186"/>
          <table:table-cell table:style-name="ce184" office:value-type="float" office:value="0.00726779586959131" calcext:value-type="float">
            <text:p>0.007</text:p>
          </table:table-cell>
          <table:table-cell table:style-name="ce186"/>
          <table:table-cell table:style-name="ce190" office:value-type="float" office:value="0.00726779586959131" calcext:value-type="float">
            <text:p>0.007</text:p>
          </table:table-cell>
          <table:table-cell table:style-name="ce184" office:value-type="float" office:value="-0.011383822538345" calcext:value-type="float">
            <text:p>-0.011</text:p>
          </table:table-cell>
          <table:table-cell table:style-name="ce184" office:value-type="float" office:value="-0.0962275483225749" calcext:value-type="float">
            <text:p>-0.096</text:p>
          </table:table-cell>
          <table:table-cell table:style-name="ce184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40"/>
          <table:table-cell table:style-name="ce181" office:value-type="float" office:value="0.350001171017318" calcext:value-type="float">
            <text:p>0.35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-0.466663500201379" calcext:value-type="float">
            <text:p>-0.467</text:p>
          </table:table-cell>
          <table:table-cell/>
          <table:table-cell table:style-name="ce190" office:value-type="float" office:value="-0.150638533776387" calcext:value-type="float">
            <text:p>-0.151</text:p>
          </table:table-cell>
          <table:table-cell table:style-name="ce187" office:value-type="float" office:value="-0.169468350498435" calcext:value-type="float">
            <text:p>-0.169</text:p>
          </table:table-cell>
          <table:table-cell table:style-name="ce187" office:value-type="float" office:value="-0.169468350498435" calcext:value-type="float">
            <text:p>-0.169</text:p>
          </table:table-cell>
          <table:table-cell table:style-name="ce197" office:value-type="float" office:value="0.188298167220483" calcext:value-type="float">
            <text:p>0.188</text:p>
          </table:table-cell>
          <table:table-cell table:style-name="ce186"/>
          <table:table-cell table:style-name="ce184" office:value-type="float" office:value="0.188298167220483" calcext:value-type="float">
            <text:p>0.188</text:p>
          </table:table-cell>
          <table:table-cell table:style-name="ce186"/>
          <table:table-cell table:style-name="ce190" office:value-type="float" office:value="0.188298167220483" calcext:value-type="float">
            <text:p>0.188</text:p>
          </table:table-cell>
          <table:table-cell table:style-name="ce184" office:value-type="float" office:value="-0.0133858432275929" calcext:value-type="float">
            <text:p>-0.013</text:p>
          </table:table-cell>
          <table:table-cell table:style-name="ce184" office:value-type="float" office:value="0.230660141821333" calcext:value-type="float">
            <text:p>0.231</text:p>
          </table:table-cell>
          <table:table-cell table:style-name="ce184" office:value-type="float" office:value="0.99889124613554" calcext:value-type="float">
            <text:p>0.999</text:p>
          </table:table-cell>
          <table:table-cell table:style-name="ce1"/>
          <table:table-cell table:style-name="ce139" office:value-type="float" office:value="-0.15" calcext:value-type="float">
            <text:p>-0.15</text:p>
          </table:table-cell>
          <table:table-cell table:style-name="ce140"/>
          <table:table-cell table:style-name="ce181" office:value-type="float" office:value="0.44422224793867" calcext:value-type="float">
            <text:p>0.44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5" office:value-type="float" office:value="0.103988449095196" calcext:value-type="float">
            <text:p>0.104</text:p>
          </table:table-cell>
          <table:table-cell/>
          <table:table-cell table:style-name="ce190" office:value-type="float" office:value="0.228510679458551" calcext:value-type="float">
            <text:p>0.229</text:p>
          </table:table-cell>
          <table:table-cell table:style-name="ce187" office:value-type="float" office:value="0.25707451439087" calcext:value-type="float">
            <text:p>0.257</text:p>
          </table:table-cell>
          <table:table-cell table:style-name="ce187" office:value-type="float" office:value="0.25707451439087" calcext:value-type="float">
            <text:p>0.257</text:p>
          </table:table-cell>
          <table:table-cell table:style-name="ce197" office:value-type="float" office:value="-0.285638349323189" calcext:value-type="float">
            <text:p>-0.286</text:p>
          </table:table-cell>
          <table:table-cell table:style-name="ce186"/>
          <table:table-cell table:style-name="ce184" office:value-type="float" office:value="-0.285638349323189" calcext:value-type="float">
            <text:p>-0.286</text:p>
          </table:table-cell>
          <table:table-cell table:style-name="ce186"/>
          <table:table-cell table:style-name="ce190" office:value-type="float" office:value="-0.285638349323189" calcext:value-type="float">
            <text:p>-0.286</text:p>
          </table:table-cell>
          <table:table-cell table:style-name="ce184" office:value-type="float" office:value="0.350765989993077" calcext:value-type="float">
            <text:p>0.351</text:p>
          </table:table-cell>
          <table:table-cell table:style-name="ce184" office:value-type="float" office:value="-0.447519490940423" calcext:value-type="float">
            <text:p>-0.448</text:p>
          </table:table-cell>
          <table:table-cell table:style-name="ce184" office:value-type="float" office:value="-2.2315255065659" calcext:value-type="float">
            <text:p>-2.232</text:p>
          </table:table-cell>
          <table:table-cell table:style-name="ce1"/>
          <table:table-cell table:style-name="ce139" office:value-type="float" office:value="1.64" calcext:value-type="float">
            <text:p>1.64</text:p>
          </table:table-cell>
          <table:table-cell/>
          <table:table-cell table:style-name="ce150" office:value-type="float" office:value="-0.821416454094277" calcext:value-type="float">
            <text:p>-0.8214164541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186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1" office:value-type="float" office:value="-0.218330362800655" calcext:value-type="float">
            <text:p>-0.218</text:p>
          </table:table-cell>
          <table:table-cell table:style-name="ce194" office:value-type="float" office:value="-0.245621658150737" calcext:value-type="float">
            <text:p>-0.246</text:p>
          </table:table-cell>
          <table:table-cell table:style-name="ce194" office:value-type="float" office:value="-0.245621658150737" calcext:value-type="float">
            <text:p>-0.246</text:p>
          </table:table-cell>
          <table:table-cell table:style-name="ce198" office:value-type="float" office:value="0.272912953500819" calcext:value-type="float">
            <text:p>0.273</text:p>
          </table:table-cell>
          <table:table-cell table:style-name="ce186"/>
          <table:table-cell table:style-name="ce199" office:value-type="float" office:value="0.272912953500819" calcext:value-type="float">
            <text:p>0.273</text:p>
          </table:table-cell>
          <table:table-cell table:style-name="ce186"/>
          <table:table-cell table:style-name="ce191" office:value-type="float" office:value="0.272912953500819" calcext:value-type="float">
            <text:p>0.273</text:p>
          </table:table-cell>
          <table:table-cell table:style-name="ce199" office:value-type="float" office:value="0.215401994201237" calcext:value-type="float">
            <text:p>0.215</text:p>
          </table:table-cell>
          <table:table-cell table:style-name="ce199" office:value-type="float" office:value="-0.25798682010531" calcext:value-type="float">
            <text:p>-0.258</text:p>
          </table:table-cell>
          <table:table-cell table:style-name="ce199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51" office:value-type="float" office:value="-0.225656620421094" calcext:value-type="float">
            <text:p>-0.2256566204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186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7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4">
          <table:table-cell table:number-columns-repeated="2"/>
          <table:table-cell table:style-name="ce160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63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9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193" office:value-type="float" office:value="-0.00588425620860649" calcext:value-type="float">
            <text:p>-0.006</text:p>
          </table:table-cell>
          <table:table-cell table:style-name="ce193" office:value-type="float" office:value="-0.00588425620860649" calcext:value-type="float">
            <text:p>-0.006</text:p>
          </table:table-cell>
          <table:table-cell table:style-name="ce196" office:value-type="float" office:value="0.00653806245400721" calcext:value-type="float">
            <text:p>0.007</text:p>
          </table:table-cell>
          <table:table-cell table:style-name="ce186"/>
          <table:table-cell table:style-name="ce183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66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71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174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15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0.00910705803067599" calcext:value-type="float">
            <text:p>0.009</text:p>
          </table:table-cell>
          <table:table-cell table:style-name="ce187" office:value-type="float" office:value="0.0102454402845105" calcext:value-type="float">
            <text:p>0.010</text:p>
          </table:table-cell>
          <table:table-cell table:style-name="ce187" office:value-type="float" office:value="0.0102454402845105" calcext:value-type="float">
            <text:p>0.010</text:p>
          </table:table-cell>
          <table:table-cell table:style-name="ce197" office:value-type="float" office:value="-0.011383822538345" calcext:value-type="float">
            <text:p>-0.011</text:p>
          </table:table-cell>
          <table:table-cell table:style-name="ce186"/>
          <table:table-cell table:style-name="ce184" office:value-type="float" office:value="-0.011383822538345" calcext:value-type="float">
            <text:p>-0.011</text:p>
          </table:table-cell>
          <table:table-cell/>
          <table:table-cell table:style-name="ce167" office:value-type="float" office:value="0.187369879547521" calcext:value-type="float">
            <text:p>0.187</text:p>
          </table:table-cell>
          <table:table-cell table:style-name="ce172" office:value-type="float" office:value="0.148199946284788" calcext:value-type="float">
            <text:p>0.15</text:p>
          </table:table-cell>
          <table:table-cell table:style-name="ce175" office:value-type="float" office:value="0.99006629084744" calcext:value-type="float">
            <text:p>0.99</text:p>
          </table:table-cell>
          <table:table-cell table:style-name="ce216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0.0107086745820743" calcext:value-type="float">
            <text:p>0.011</text:p>
          </table:table-cell>
          <table:table-cell table:style-name="ce187" office:value-type="float" office:value="0.0120472589048336" calcext:value-type="float">
            <text:p>0.012</text:p>
          </table:table-cell>
          <table:table-cell table:style-name="ce187" office:value-type="float" office:value="0.0120472589048336" calcext:value-type="float">
            <text:p>0.012</text:p>
          </table:table-cell>
          <table:table-cell table:style-name="ce197" office:value-type="float" office:value="-0.0133858432275929" calcext:value-type="float">
            <text:p>-0.013</text:p>
          </table:table-cell>
          <table:table-cell table:style-name="ce186"/>
          <table:table-cell table:style-name="ce184" office:value-type="float" office:value="-0.0133858432275929" calcext:value-type="float">
            <text:p>-0.013</text:p>
          </table:table-cell>
          <table:table-cell/>
          <table:table-cell table:style-name="ce167" office:value-type="float" office:value="0.24751657271186" calcext:value-type="float">
            <text:p>0.248</text:p>
          </table:table-cell>
          <table:table-cell table:style-name="ce172" office:value-type="float" office:value="0.0460011023696418" calcext:value-type="float">
            <text:p>0.05</text:p>
          </table:table-cell>
          <table:table-cell table:style-name="ce175" office:value-type="float" office:value="0.419974341614026" calcext:value-type="float">
            <text:p>0.42</text:p>
          </table:table-cell>
          <table:table-cell table:style-name="ce216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-0.280612791994462" calcext:value-type="float">
            <text:p>-0.281</text:p>
          </table:table-cell>
          <table:table-cell table:style-name="ce187" office:value-type="float" office:value="-0.315689390993769" calcext:value-type="float">
            <text:p>-0.316</text:p>
          </table:table-cell>
          <table:table-cell table:style-name="ce187" office:value-type="float" office:value="-0.315689390993769" calcext:value-type="float">
            <text:p>-0.316</text:p>
          </table:table-cell>
          <table:table-cell table:style-name="ce197" office:value-type="float" office:value="0.350765989993077" calcext:value-type="float">
            <text:p>0.351</text:p>
          </table:table-cell>
          <table:table-cell table:style-name="ce186"/>
          <table:table-cell table:style-name="ce184" office:value-type="float" office:value="0.350765989993077" calcext:value-type="float">
            <text:p>0.351</text:p>
          </table:table-cell>
          <table:table-cell/>
          <table:table-cell table:style-name="ce167" office:value-type="float" office:value="0.14725508245934" calcext:value-type="float">
            <text:p>0.147</text:p>
          </table:table-cell>
          <table:table-cell table:style-name="ce172" office:value-type="float" office:value="0.219443116677423" calcext:value-type="float">
            <text:p>0.22</text:p>
          </table:table-cell>
          <table:table-cell table:style-name="ce175" office:value-type="float" office:value="0.244405596820271" calcext:value-type="float">
            <text:p>0.24</text:p>
          </table:table-cell>
          <table:table-cell table:style-name="ce216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1" office:value-type="float" office:value="-0.17232159536099" calcext:value-type="float">
            <text:p>-0.172</text:p>
          </table:table-cell>
          <table:table-cell table:style-name="ce194" office:value-type="float" office:value="-0.193861794781114" calcext:value-type="float">
            <text:p>-0.194</text:p>
          </table:table-cell>
          <table:table-cell table:style-name="ce194" office:value-type="float" office:value="-0.193861794781114" calcext:value-type="float">
            <text:p>-0.194</text:p>
          </table:table-cell>
          <table:table-cell table:style-name="ce198" office:value-type="float" office:value="0.215401994201237" calcext:value-type="float">
            <text:p>0.215</text:p>
          </table:table-cell>
          <table:table-cell table:style-name="ce186"/>
          <table:table-cell table:style-name="ce199" office:value-type="float" office:value="0.215401994201237" calcext:value-type="float">
            <text:p>0.215</text:p>
          </table:table-cell>
          <table:table-cell/>
          <table:table-cell table:style-name="ce168" office:value-type="float" office:value="0.24877899058367" calcext:value-type="float">
            <text:p>0.249</text:p>
          </table:table-cell>
          <table:table-cell table:style-name="ce173" office:value-type="float" office:value="0.237758959911129" calcext:value-type="float">
            <text:p>0.24</text:p>
          </table:table-cell>
          <table:table-cell table:style-name="ce176" office:value-type="float" office:value="0.353483670728246" calcext:value-type="float">
            <text:p>0.35</text:p>
          </table:table-cell>
          <table:table-cell table:style-name="ce217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86" table:number-columns-repeated="5"/>
          <table:table-cell table:style-name="ce19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95"/>
          <table:table-cell table:style-name="ce195"/>
          <table:table-cell table:style-name="ce187"/>
          <table:table-cell table:number-columns-repeated="1010"/>
        </table:table-row>
        <table:table-row table:style-name="ro2">
          <table:table-cell table:number-columns-repeated="2"/>
          <table:table-cell table:style-name="ce192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193" office:value-type="float" office:value="0.145206689713432" calcext:value-type="float">
            <text:p>0.145</text:p>
          </table:table-cell>
          <table:table-cell table:style-name="ce193" office:value-type="float" office:value="0.145206689713432" calcext:value-type="float">
            <text:p>0.145</text:p>
          </table:table-cell>
          <table:table-cell table:style-name="ce196" office:value-type="float" office:value="-0.161340766348258" calcext:value-type="float">
            <text:p>-0.161</text:p>
          </table:table-cell>
          <table:table-cell table:style-name="ce18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0.0769820386580599" calcext:value-type="float">
            <text:p>0.077</text:p>
          </table:table-cell>
          <table:table-cell table:style-name="ce187" office:value-type="float" office:value="0.0866047934903174" calcext:value-type="float">
            <text:p>0.087</text:p>
          </table:table-cell>
          <table:table-cell table:style-name="ce187" office:value-type="float" office:value="0.0866047934903174" calcext:value-type="float">
            <text:p>0.087</text:p>
          </table:table-cell>
          <table:table-cell table:style-name="ce197" office:value-type="float" office:value="-0.0962275483225749" calcext:value-type="float">
            <text:p>-0.096</text:p>
          </table:table-cell>
          <table:table-cell table:style-name="ce18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-0.184528113457067" calcext:value-type="float">
            <text:p>-0.185</text:p>
          </table:table-cell>
          <table:table-cell table:style-name="ce187" office:value-type="float" office:value="-0.2075941276392" calcext:value-type="float">
            <text:p>-0.208</text:p>
          </table:table-cell>
          <table:table-cell table:style-name="ce187" office:value-type="float" office:value="-0.2075941276392" calcext:value-type="float">
            <text:p>-0.208</text:p>
          </table:table-cell>
          <table:table-cell table:style-name="ce197" office:value-type="float" office:value="0.230660141821333" calcext:value-type="float">
            <text:p>0.231</text:p>
          </table:table-cell>
          <table:table-cell table:style-name="ce18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0.358015592752339" calcext:value-type="float">
            <text:p>0.358</text:p>
          </table:table-cell>
          <table:table-cell table:style-name="ce187" office:value-type="float" office:value="0.402767541846381" calcext:value-type="float">
            <text:p>0.403</text:p>
          </table:table-cell>
          <table:table-cell table:style-name="ce187" office:value-type="float" office:value="0.402767541846381" calcext:value-type="float">
            <text:p>0.403</text:p>
          </table:table-cell>
          <table:table-cell table:style-name="ce197" office:value-type="float" office:value="-0.447519490940423" calcext:value-type="float">
            <text:p>-0.448</text:p>
          </table:table-cell>
          <table:table-cell table:style-name="ce18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91" office:value-type="float" office:value="0.206389456084248" calcext:value-type="float">
            <text:p>0.206</text:p>
          </table:table-cell>
          <table:table-cell table:style-name="ce194" office:value-type="float" office:value="0.232188138094779" calcext:value-type="float">
            <text:p>0.232</text:p>
          </table:table-cell>
          <table:table-cell table:style-name="ce194" office:value-type="float" office:value="0.232188138094779" calcext:value-type="float">
            <text:p>0.232</text:p>
          </table:table-cell>
          <table:table-cell table:style-name="ce198" office:value-type="float" office:value="-0.25798682010531" calcext:value-type="float">
            <text:p>-0.258</text:p>
          </table:table-cell>
          <table:table-cell table:style-name="ce186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ce27"/>
        <table:table-column table:style-name="co3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4" office:value-type="float" office:value="-0.2" calcext:value-type="float">
            <text:p>-0.2</text:p>
          </table:table-cell>
          <table:table-cell table:style-name="ce183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0.2" calcext:value-type="float">
            <text:p>0.2</text:p>
          </table:table-cell>
          <table:table-cell table:style-name="ce184" office:value-type="float" office:value="0.197375320224904" calcext:value-type="float">
            <text:p>0.197</text:p>
          </table:table-cell>
          <table:table-cell/>
          <table:table-cell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-0.3" calcext:value-type="float">
            <text:p>-0.3</text:p>
          </table:table-cell>
          <table:table-cell table:style-name="ce184" office:value-type="float" office:value="-0.291312612451591" calcext:value-type="float">
            <text:p>-0.291</text:p>
          </table:table-cell>
          <table:table-cell/>
          <table:table-cell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-0.9" calcext:value-type="float">
            <text:p>-0.9</text:p>
          </table:table-cell>
          <table:table-cell table:style-name="ce184" office:value-type="float" office:value="-0.716297870199024" calcext:value-type="float">
            <text:p>-0.716</text:p>
          </table:table-cell>
          <table:table-cell/>
          <table:table-cell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6" office:value-type="float" office:value="-0.8" calcext:value-type="float">
            <text:p>-0.8</text:p>
          </table:table-cell>
          <table:table-cell table:style-name="ce199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42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1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18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2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183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19" table:number-matrix-columns-spanned="1" table:number-matrix-rows-spanned="5" table:formula="of:=MMULT([.C31:.F35];[.A17:.A20])+[.H31:.H35]" office:value-type="float" office:value="1.02" calcext:value-type="float">
            <text:p>1.02</text:p>
          </table:table-cell>
          <table:table-cell table:style-name="ce183" table:number-matrix-columns-spanned="1" table:number-matrix-rows-spanned="5" table:formula="of:=[.J17:.J21]*[.L17:.L21]+[.G2:.G6]*[.K17:.K21]" office:value-type="float" office:value="0.555317973877824" calcext:value-type="float">
            <text:p>0.555</text:p>
          </table:table-cell>
          <table:table-cell table:style-name="ce222" table:number-matrix-columns-spanned="1" table:number-matrix-rows-spanned="5" table:formula="of:=TANH([.M17:.M21])" office:value-type="float" office:value="0.504495305496177" calcext:value-type="float">
            <text:p>0.504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190" office:value-type="float" office:value="0.249739894404882" calcext:value-type="float">
            <text:p>0.250</text:p>
          </table:table-cell>
          <table:table-cell table:style-name="ce184" office:value-type="float" office:value="0.180938793152142" calcext:value-type="float">
            <text:p>0.181</text:p>
          </table:table-cell>
          <table:table-cell table:style-name="ce220" office:value-type="float" office:value="-0.1" calcext:value-type="float">
            <text:p>-0.1</text:p>
          </table:table-cell>
          <table:table-cell table:style-name="ce184" office:value-type="float" office:value="0.0112137691899402" calcext:value-type="float">
            <text:p>0.011</text:p>
          </table:table-cell>
          <table:table-cell table:style-name="ce223" office:value-type="float" office:value="0.0112132991749168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table:style-name="ce190" office:value-type="float" office:value="0.549833997312478" calcext:value-type="float">
            <text:p>0.550</text:p>
          </table:table-cell>
          <table:table-cell table:style-name="ce184" office:value-type="float" office:value="0.0483376287199052" calcext:value-type="float">
            <text:p>0.048</text:p>
          </table:table-cell>
          <table:table-cell table:style-name="ce220" office:value-type="float" office:value="0.1" calcext:value-type="float">
            <text:p>0.1</text:p>
          </table:table-cell>
          <table:table-cell table:style-name="ce184" office:value-type="float" office:value="0.0404821111152763" calcext:value-type="float">
            <text:p>0.040</text:p>
          </table:table-cell>
          <table:table-cell table:style-name="ce223" office:value-type="float" office:value="0.0404600115561625" calcext:value-type="float">
            <text:p>0.040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style-name="ce190" office:value-type="float" office:value="0.820538480592673" calcext:value-type="float">
            <text:p>0.821</text:p>
          </table:table-cell>
          <table:table-cell table:style-name="ce184" office:value-type="float" office:value="0.674805272582314" calcext:value-type="float">
            <text:p>0.675</text:p>
          </table:table-cell>
          <table:table-cell table:style-name="ce220" office:value-type="float" office:value="2.03" calcext:value-type="float">
            <text:p>2.03</text:p>
          </table:table-cell>
          <table:table-cell table:style-name="ce184" office:value-type="float" office:value="1.05836837027904" calcext:value-type="float">
            <text:p>1.058</text:p>
          </table:table-cell>
          <table:table-cell table:style-name="ce223" office:value-type="float" office:value="0.785038580632768" calcext:value-type="float">
            <text:p>0.785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1" office:value-type="float" office:value="0.534942945158215" calcext:value-type="float">
            <text:p>0.535</text:p>
          </table:table-cell>
          <table:table-cell table:style-name="ce199" office:value-type="float" office:value="0.389360766050778" calcext:value-type="float">
            <text:p>0.389</text:p>
          </table:table-cell>
          <table:table-cell table:style-name="ce221" office:value-type="float" office:value="-1.41" calcext:value-type="float">
            <text:p>-1.41</text:p>
          </table:table-cell>
          <table:table-cell table:style-name="ce199" office:value-type="float" office:value="-1.06575816551371" calcext:value-type="float">
            <text:p>-1.066</text:p>
          </table:table-cell>
          <table:table-cell table:style-name="ce224" office:value-type="float" office:value="-0.787857745609632" calcext:value-type="float">
            <text:p>-0.788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4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49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47" office:value-type="float" office:value="-1.1" calcext:value-type="float">
            <text:p>-1.1</text:p>
          </table:table-cell>
          <table:table-cell table:style-name="ce150" office:value-type="float" office:value="-1.51" calcext:value-type="float">
            <text:p>-1.5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47" office:value-type="float" office:value="0.2" calcext:value-type="float">
            <text:p>0.2</text:p>
          </table:table-cell>
          <table:table-cell table:style-name="ce150" office:value-type="float" office:value="-2.98" calcext:value-type="float">
            <text:p>-2.98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47" office:value-type="float" office:value="1.52" calcext:value-type="float">
            <text:p>1.52</text:p>
          </table:table-cell>
          <table:table-cell table:style-name="ce150" office:value-type="float" office:value="0.73" calcext:value-type="float">
            <text:p>0.73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48" office:value-type="float" office:value="0.14" calcext:value-type="float">
            <text:p>0.14</text:p>
          </table:table-cell>
          <table:table-cell table:style-name="ce151" office:value-type="float" office:value="-0.45" calcext:value-type="float">
            <text:p>-0.45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/>
          <table:table-cell table:style-name="ce1"/>
          <table:table-cell table:number-columns-repeated="1004"/>
        </table:table-row>
      </table:table>
      <table:table table:name="RA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4" table:default-cell-style-name="Default"/>
        <table:table-column table:style-name="co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9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203" office:value-type="float" office:value="-0.00880211655359726" calcext:value-type="float">
            <text:p>-0.009</text:p>
          </table:table-cell>
          <table:table-cell table:style-name="ce203" office:value-type="float" office:value="0.0132031748303959" calcext:value-type="float">
            <text:p>0.013</text:p>
          </table:table-cell>
          <table:table-cell table:style-name="ce203" office:value-type="float" office:value="0.0396095244911877" calcext:value-type="float">
            <text:p>0.040</text:p>
          </table:table-cell>
          <table:table-cell table:style-name="ce211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-0.00145693834606548" calcext:value-type="float">
            <text:p>-0.001</text:p>
          </table:table-cell>
          <table:table-cell table:style-name="ce204" office:value-type="float" office:value="0.00145693834606548" calcext:value-type="float">
            <text:p>0.001</text:p>
          </table:table-cell>
          <table:table-cell table:style-name="ce204" office:value-type="float" office:value="-0.00218540751909821" calcext:value-type="float">
            <text:p>-0.002</text:p>
          </table:table-cell>
          <table:table-cell table:style-name="ce204" office:value-type="float" office:value="-0.00655622255729464" calcext:value-type="float">
            <text:p>-0.007</text:p>
          </table:table-cell>
          <table:table-cell table:style-name="ce212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-0.00292297276767574" calcext:value-type="float">
            <text:p>-0.003</text:p>
          </table:table-cell>
          <table:table-cell table:style-name="ce204" office:value-type="float" office:value="0.00292297276767574" calcext:value-type="float">
            <text:p>0.003</text:p>
          </table:table-cell>
          <table:table-cell table:style-name="ce204" office:value-type="float" office:value="-0.00438445915151361" calcext:value-type="float">
            <text:p>-0.004</text:p>
          </table:table-cell>
          <table:table-cell table:style-name="ce204" office:value-type="float" office:value="-0.0131533774545408" calcext:value-type="float">
            <text:p>-0.013</text:p>
          </table:table-cell>
          <table:table-cell table:style-name="ce212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0" office:value-type="float" office:value="0.10193207916596" calcext:value-type="float">
            <text:p>0.102</text:p>
          </table:table-cell>
          <table:table-cell table:style-name="ce204" office:value-type="float" office:value="-0.10193207916596" calcext:value-type="float">
            <text:p>-0.102</text:p>
          </table:table-cell>
          <table:table-cell table:style-name="ce204" office:value-type="float" office:value="0.15289811874894" calcext:value-type="float">
            <text:p>0.153</text:p>
          </table:table-cell>
          <table:table-cell table:style-name="ce204" office:value-type="float" office:value="0.458694356246819" calcext:value-type="float">
            <text:p>0.459</text:p>
          </table:table-cell>
          <table:table-cell table:style-name="ce212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1" office:value-type="float" office:value="-0.100172324439255" calcext:value-type="float">
            <text:p>-0.100</text:p>
          </table:table-cell>
          <table:table-cell table:style-name="ce205" office:value-type="float" office:value="0.100172324439255" calcext:value-type="float">
            <text:p>0.100</text:p>
          </table:table-cell>
          <table:table-cell table:style-name="ce205" office:value-type="float" office:value="-0.150258486658882" calcext:value-type="float">
            <text:p>-0.150</text:p>
          </table:table-cell>
          <table:table-cell table:style-name="ce205" office:value-type="float" office:value="-0.450775459976646" calcext:value-type="float">
            <text:p>-0.451</text:p>
          </table:table-cell>
          <table:table-cell table:style-name="ce213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6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8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186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9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203" office:value-type="float" office:value="0.000687426141815442" calcext:value-type="float">
            <text:p>0.001</text:p>
          </table:table-cell>
          <table:table-cell table:style-name="ce203" office:value-type="float" office:value="-0.00103113921272316" calcext:value-type="float">
            <text:p>-0.001</text:p>
          </table:table-cell>
          <table:table-cell table:style-name="ce203" office:value-type="float" office:value="-0.00309341763816949" calcext:value-type="float">
            <text:p>-0.003</text:p>
          </table:table-cell>
          <table:table-cell table:style-name="ce211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0.00227448087900145" calcext:value-type="float">
            <text:p>0.002</text:p>
          </table:table-cell>
          <table:table-cell table:style-name="ce204" office:value-type="float" office:value="-0.00227448087900145" calcext:value-type="float">
            <text:p>-0.002</text:p>
          </table:table-cell>
          <table:table-cell table:style-name="ce204" office:value-type="float" office:value="0.00341172131850217" calcext:value-type="float">
            <text:p>0.003</text:p>
          </table:table-cell>
          <table:table-cell table:style-name="ce204" office:value-type="float" office:value="0.0102351639555065" calcext:value-type="float">
            <text:p>0.010</text:p>
          </table:table-cell>
          <table:table-cell table:style-name="ce212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0.00158251564971288" calcext:value-type="float">
            <text:p>0.002</text:p>
          </table:table-cell>
          <table:table-cell table:style-name="ce204" office:value-type="float" office:value="-0.00158251564971288" calcext:value-type="float">
            <text:p>-0.002</text:p>
          </table:table-cell>
          <table:table-cell table:style-name="ce204" office:value-type="float" office:value="0.00237377347456932" calcext:value-type="float">
            <text:p>0.002</text:p>
          </table:table-cell>
          <table:table-cell table:style-name="ce204" office:value-type="float" office:value="0.00712132042370796" calcext:value-type="float">
            <text:p>0.007</text:p>
          </table:table-cell>
          <table:table-cell table:style-name="ce212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0" office:value-type="float" office:value="-0.0535994303811186" calcext:value-type="float">
            <text:p>-0.054</text:p>
          </table:table-cell>
          <table:table-cell table:style-name="ce204" office:value-type="float" office:value="0.0535994303811186" calcext:value-type="float">
            <text:p>0.054</text:p>
          </table:table-cell>
          <table:table-cell table:style-name="ce204" office:value-type="float" office:value="-0.080399145571678" calcext:value-type="float">
            <text:p>-0.080</text:p>
          </table:table-cell>
          <table:table-cell table:style-name="ce204" office:value-type="float" office:value="-0.241197436715034" calcext:value-type="float">
            <text:p>-0.241</text:p>
          </table:table-cell>
          <table:table-cell table:style-name="ce212" office:value-type="float" office:value="-0.214397721524475" calcext:value-type="float">
            <text:p>-0.2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1" office:value-type="float" office:value="-0.0450862337456556" calcext:value-type="float">
            <text:p>-0.045</text:p>
          </table:table-cell>
          <table:table-cell table:style-name="ce205" office:value-type="float" office:value="0.0450862337456556" calcext:value-type="float">
            <text:p>0.045</text:p>
          </table:table-cell>
          <table:table-cell table:style-name="ce205" office:value-type="float" office:value="-0.0676293506184834" calcext:value-type="float">
            <text:p>-0.068</text:p>
          </table:table-cell>
          <table:table-cell table:style-name="ce205" office:value-type="float" office:value="-0.20288805185545" calcext:value-type="float">
            <text:p>-0.203</text:p>
          </table:table-cell>
          <table:table-cell table:style-name="ce213" office:value-type="float" office:value="-0.180344934982622" calcext:value-type="float">
            <text:p>-0.18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83" table:number-matrix-columns-spanned="1" table:number-matrix-rows-spanned="4" table:formula="of:=MMULT(TRANSPOSE(['RAN Forward'.C17:.F21]);[.J17:.J21])+MMULT(TRANSPOSE(['RAN Forward'.C24:.F28]); [.K17:.K21])+MMULT(TRANSPOSE(['RAN Forward'.C31:.F35]);[.L17:.L21])" office:value-type="float" office:value="0.712060463740943" calcext:value-type="float">
            <text:p>0.712</text:p>
          </table:table-cell>
          <table:table-cell/>
          <table:table-cell table:style-name="ce189" table:number-matrix-columns-spanned="4" table:number-matrix-rows-spanned="5" table:formula="of:=MMULT([.J17:.J21];TRANSPOSE(['RAN Forward'.A17:.A20]))" office:value-type="float" office:value="0.035208466214389" calcext:value-type="float">
            <text:p>0.035</text:p>
          </table:table-cell>
          <table:table-cell table:style-name="ce193" office:value-type="float" office:value="0.0396095244911877" calcext:value-type="float">
            <text:p>0.040</text:p>
          </table:table-cell>
          <table:table-cell table:style-name="ce193" office:value-type="float" office:value="0.0396095244911877" calcext:value-type="float">
            <text:p>0.040</text:p>
          </table:table-cell>
          <table:table-cell table:style-name="ce196" office:value-type="float" office:value="-0.0440105827679863" calcext:value-type="float">
            <text:p>-0.044</text:p>
          </table:table-cell>
          <table:table-cell table:style-name="ce186"/>
          <table:table-cell table:style-name="ce183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186"/>
          <table:table-cell table:style-name="ce192" table:number-matrix-columns-spanned="1" table:number-matrix-rows-spanned="5" table:formula="of:=['RAN Forward'.L17:.L21]*[.J24:.J28]*[.M17:.M21]" office:value-type="float" office:value="-0.0440105827679863" calcext:value-type="float">
            <text:p>-0.044</text:p>
          </table:table-cell>
          <table:table-cell table:style-name="ce183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183" table:number-matrix-columns-spanned="1" table:number-matrix-rows-spanned="5" table:formula="of:=['RAN Forward'.J17:.J21]*[.M17:.M21]" office:value-type="float" office:value="-0.155836143702385" calcext:value-type="float">
            <text:p>-0.156</text:p>
          </table:table-cell>
          <table:table-cell table:style-name="ce183" table:number-matrix-columns-spanned="1" table:number-matrix-rows-spanned="5" table:formula="of:=['RAN Forward'.N17:.N21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138" office:value-type="float" office:value="0.57" calcext:value-type="float">
            <text:p>0.57</text:p>
          </table:table-cell>
          <table:table-cell table:style-name="ce140"/>
          <table:table-cell table:style-name="ce180" table:number-matrix-columns-spanned="1" table:number-matrix-rows-spanned="5" table:formula="of:=[.K46:.K50]*[.M39:.M43]+MMULT(TRANSPOSE(['RAN Forward'.J2:.N6]);[.J39:.J43])+MMULT(TRANSPOSE(['RAN Forward'.J9:.N13]);[.K39:.K43])" office:value-type="float" office:value="-0.15" calcext:value-type="float">
            <text:p>-0.15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1.22818757875462" calcext:value-type="float">
            <text:p>1.228</text:p>
          </table:table-cell>
          <table:table-cell/>
          <table:table-cell table:style-name="ce190" office:value-type="float" office:value="-0.0058277533842619" calcext:value-type="float">
            <text:p>-0.006</text:p>
          </table:table-cell>
          <table:table-cell table:style-name="ce187" office:value-type="float" office:value="-0.00655622255729464" calcext:value-type="float">
            <text:p>-0.007</text:p>
          </table:table-cell>
          <table:table-cell table:style-name="ce187" office:value-type="float" office:value="-0.00655622255729464" calcext:value-type="float">
            <text:p>-0.007</text:p>
          </table:table-cell>
          <table:table-cell table:style-name="ce197" office:value-type="float" office:value="0.00728469173032738" calcext:value-type="float">
            <text:p>0.007</text:p>
          </table:table-cell>
          <table:table-cell table:style-name="ce186"/>
          <table:table-cell table:style-name="ce184" office:value-type="float" office:value="0.00728469173032738" calcext:value-type="float">
            <text:p>0.007</text:p>
          </table:table-cell>
          <table:table-cell table:style-name="ce186"/>
          <table:table-cell table:style-name="ce190" office:value-type="float" office:value="0.00728469173032738" calcext:value-type="float">
            <text:p>0.007</text:p>
          </table:table-cell>
          <table:table-cell table:style-name="ce184" office:value-type="float" office:value="-0.0113724043950072" calcext:value-type="float">
            <text:p>-0.011</text:p>
          </table:table-cell>
          <table:table-cell table:style-name="ce184" office:value-type="float" office:value="-0.0970955496100789" calcext:value-type="float">
            <text:p>-0.097</text:p>
          </table:table-cell>
          <table:table-cell table:style-name="ce184" office:value-type="float" office:value="-0.388786700825083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40"/>
          <table:table-cell table:style-name="ce181" office:value-type="float" office:value="0.35" calcext:value-type="float">
            <text:p>0.35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-1.06907662728037" calcext:value-type="float">
            <text:p>-1.069</text:p>
          </table:table-cell>
          <table:table-cell/>
          <table:table-cell table:style-name="ce190" office:value-type="float" office:value="-0.011691891070703" calcext:value-type="float">
            <text:p>-0.012</text:p>
          </table:table-cell>
          <table:table-cell table:style-name="ce187" office:value-type="float" office:value="-0.0131533774545408" calcext:value-type="float">
            <text:p>-0.013</text:p>
          </table:table-cell>
          <table:table-cell table:style-name="ce187" office:value-type="float" office:value="-0.0131533774545408" calcext:value-type="float">
            <text:p>-0.013</text:p>
          </table:table-cell>
          <table:table-cell table:style-name="ce197" office:value-type="float" office:value="0.0146148638383787" calcext:value-type="float">
            <text:p>0.015</text:p>
          </table:table-cell>
          <table:table-cell table:style-name="ce186"/>
          <table:table-cell table:style-name="ce184" office:value-type="float" office:value="0.0146148638383787" calcext:value-type="float">
            <text:p>0.015</text:p>
          </table:table-cell>
          <table:table-cell table:style-name="ce186"/>
          <table:table-cell table:style-name="ce190" office:value-type="float" office:value="0.0146148638383787" calcext:value-type="float">
            <text:p>0.015</text:p>
          </table:table-cell>
          <table:table-cell table:style-name="ce184" office:value-type="float" office:value="-0.0079125782485644" calcext:value-type="float">
            <text:p>-0.008</text:p>
          </table:table-cell>
          <table:table-cell table:style-name="ce184" office:value-type="float" office:value="0.324654988407097" calcext:value-type="float">
            <text:p>0.325</text:p>
          </table:table-cell>
          <table:table-cell table:style-name="ce184" office:value-type="float" office:value="0.590460011556163" calcext:value-type="float">
            <text:p>0.590</text:p>
          </table:table-cell>
          <table:table-cell table:style-name="ce1"/>
          <table:table-cell table:style-name="ce139" office:value-type="float" office:value="-0.15" calcext:value-type="float">
            <text:p>-0.15</text:p>
          </table:table-cell>
          <table:table-cell table:style-name="ce140"/>
          <table:table-cell table:style-name="ce181" office:value-type="float" office:value="0.4" calcext:value-type="float">
            <text:p>0.40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204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5" office:value-type="float" office:value="-0.0603653810835328" calcext:value-type="float">
            <text:p>-0.060</text:p>
          </table:table-cell>
          <table:table-cell/>
          <table:table-cell table:style-name="ce190" office:value-type="float" office:value="0.407728316663839" calcext:value-type="float">
            <text:p>0.408</text:p>
          </table:table-cell>
          <table:table-cell table:style-name="ce187" office:value-type="float" office:value="0.458694356246819" calcext:value-type="float">
            <text:p>0.459</text:p>
          </table:table-cell>
          <table:table-cell table:style-name="ce187" office:value-type="float" office:value="0.458694356246819" calcext:value-type="float">
            <text:p>0.459</text:p>
          </table:table-cell>
          <table:table-cell table:style-name="ce197" office:value-type="float" office:value="-0.509660395829799" calcext:value-type="float">
            <text:p>-0.510</text:p>
          </table:table-cell>
          <table:table-cell table:style-name="ce186"/>
          <table:table-cell table:style-name="ce184" office:value-type="float" office:value="-0.509660395829799" calcext:value-type="float">
            <text:p>-0.510</text:p>
          </table:table-cell>
          <table:table-cell table:style-name="ce186"/>
          <table:table-cell table:style-name="ce190" office:value-type="float" office:value="-0.509660395829799" calcext:value-type="float">
            <text:p>-0.510</text:p>
          </table:table-cell>
          <table:table-cell table:style-name="ce184" office:value-type="float" office:value="0.267997151905593" calcext:value-type="float">
            <text:p>0.268</text:p>
          </table:table-cell>
          <table:table-cell table:style-name="ce184" office:value-type="float" office:value="-1.39898645251672" calcext:value-type="float">
            <text:p>-1.399</text:p>
          </table:table-cell>
          <table:table-cell table:style-name="ce184" office:value-type="float" office:value="-1.70496141936723" calcext:value-type="float">
            <text:p>-1.705</text:p>
          </table:table-cell>
          <table:table-cell table:style-name="ce1"/>
          <table:table-cell table:style-name="ce139" office:value-type="float" office:value="1.64" calcext:value-type="float">
            <text:p>1.64</text:p>
          </table:table-cell>
          <table:table-cell/>
          <table:table-cell table:style-name="ce150" office:value-type="float" office:value="-0.85" calcext:value-type="float">
            <text:p>-0.85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186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1" office:value-type="float" office:value="-0.400689297757018" calcext:value-type="float">
            <text:p>-0.401</text:p>
          </table:table-cell>
          <table:table-cell table:style-name="ce194" office:value-type="float" office:value="-0.450775459976646" calcext:value-type="float">
            <text:p>-0.451</text:p>
          </table:table-cell>
          <table:table-cell table:style-name="ce194" office:value-type="float" office:value="-0.450775459976646" calcext:value-type="float">
            <text:p>-0.451</text:p>
          </table:table-cell>
          <table:table-cell table:style-name="ce198" office:value-type="float" office:value="0.500861622196273" calcext:value-type="float">
            <text:p>0.501</text:p>
          </table:table-cell>
          <table:table-cell table:style-name="ce186"/>
          <table:table-cell table:style-name="ce199" office:value-type="float" office:value="0.500861622196273" calcext:value-type="float">
            <text:p>0.501</text:p>
          </table:table-cell>
          <table:table-cell table:style-name="ce186"/>
          <table:table-cell table:style-name="ce191" office:value-type="float" office:value="0.500861622196273" calcext:value-type="float">
            <text:p>0.501</text:p>
          </table:table-cell>
          <table:table-cell table:style-name="ce199" office:value-type="float" office:value="0.225431168728278" calcext:value-type="float">
            <text:p>0.225</text:p>
          </table:table-cell>
          <table:table-cell table:style-name="ce199" office:value-type="float" office:value="-0.763822427703385" calcext:value-type="float">
            <text:p>-0.764</text:p>
          </table:table-cell>
          <table:table-cell table:style-name="ce199" office:value-type="float" office:value="-1.42785774560963" calcext:value-type="float">
            <text:p>-1.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51" office:value-type="float" office:value="-0.19" calcext:value-type="float">
            <text:p>-0.19</text:p>
          </table:table-cell>
          <table:table-cell table:style-name="ce140"/>
          <table:table-cell table:number-columns-repeated="2"/>
          <table:table-cell table:style-name="ce69" table:number-columns-repeated="2"/>
          <table:table-cell table:style-name="ce70"/>
          <table:table-cell table:style-name="ce186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7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60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63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9" table:number-matrix-columns-spanned="4" table:number-matrix-rows-spanned="5" table:formula="of:=MMULT([.K17:.K21];TRANSPOSE(['RAN Forward'.A17:.A20]))" office:value-type="float" office:value="-0.00274970456726177" calcext:value-type="float">
            <text:p>-0.003</text:p>
          </table:table-cell>
          <table:table-cell table:style-name="ce193" office:value-type="float" office:value="-0.00309341763816949" calcext:value-type="float">
            <text:p>-0.003</text:p>
          </table:table-cell>
          <table:table-cell table:style-name="ce193" office:value-type="float" office:value="-0.00309341763816949" calcext:value-type="float">
            <text:p>-0.003</text:p>
          </table:table-cell>
          <table:table-cell table:style-name="ce196" office:value-type="float" office:value="0.00343713070907721" calcext:value-type="float">
            <text:p>0.003</text:p>
          </table:table-cell>
          <table:table-cell table:style-name="ce186"/>
          <table:table-cell table:style-name="ce183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166" table:number-matrix-columns-spanned="1" table:number-matrix-rows-spanned="5" table:formula="of:=['RAN Forward'.J17:.J21]*(1-['RAN Forward'.J17:.J21])" office:value-type="float" office:value="0.200216660078034" calcext:value-type="float">
            <text:p>0.200</text:p>
          </table:table-cell>
          <table:table-cell table:style-name="ce74" table:number-matrix-columns-spanned="1" table:number-matrix-rows-spanned="5" table:formula="of:=['RAN Forward'.K17:.K21]*(1-['RAN Forward'.K17:.K21])" office:value-type="float" office:value="0.080806531411352" calcext:value-type="float">
            <text:p>0.08</text:p>
          </table:table-cell>
          <table:table-cell table:style-name="ce65"/>
          <table:table-cell table:style-name="ce141"/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0.0090979235160058" calcext:value-type="float">
            <text:p>0.009</text:p>
          </table:table-cell>
          <table:table-cell table:style-name="ce187" office:value-type="float" office:value="0.0102351639555065" calcext:value-type="float">
            <text:p>0.010</text:p>
          </table:table-cell>
          <table:table-cell table:style-name="ce187" office:value-type="float" office:value="0.0102351639555065" calcext:value-type="float">
            <text:p>0.010</text:p>
          </table:table-cell>
          <table:table-cell table:style-name="ce197" office:value-type="float" office:value="-0.0113724043950072" calcext:value-type="float">
            <text:p>-0.011</text:p>
          </table:table-cell>
          <table:table-cell table:style-name="ce186"/>
          <table:table-cell table:style-name="ce184" office:value-type="float" office:value="-0.0113724043950072" calcext:value-type="float">
            <text:p>-0.011</text:p>
          </table:table-cell>
          <table:table-cell/>
          <table:table-cell table:style-name="ce167" office:value-type="float" office:value="0.187369879547521" calcext:value-type="float">
            <text:p>0.187</text:p>
          </table:table-cell>
          <table:table-cell table:style-name="ce75" office:value-type="float" office:value="0.148199946284788" calcext:value-type="float">
            <text:p>0.15</text:p>
          </table:table-cell>
          <table:table-cell table:style-name="ce65"/>
          <table:table-cell table:style-name="ce141"/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0.00633006259885152" calcext:value-type="float">
            <text:p>0.006</text:p>
          </table:table-cell>
          <table:table-cell table:style-name="ce187" office:value-type="float" office:value="0.00712132042370796" calcext:value-type="float">
            <text:p>0.007</text:p>
          </table:table-cell>
          <table:table-cell table:style-name="ce187" office:value-type="float" office:value="0.00712132042370796" calcext:value-type="float">
            <text:p>0.007</text:p>
          </table:table-cell>
          <table:table-cell table:style-name="ce197" office:value-type="float" office:value="-0.0079125782485644" calcext:value-type="float">
            <text:p>-0.008</text:p>
          </table:table-cell>
          <table:table-cell table:style-name="ce186"/>
          <table:table-cell table:style-name="ce184" office:value-type="float" office:value="-0.0079125782485644" calcext:value-type="float">
            <text:p>-0.008</text:p>
          </table:table-cell>
          <table:table-cell/>
          <table:table-cell table:style-name="ce167" office:value-type="float" office:value="0.24751657271186" calcext:value-type="float">
            <text:p>0.248</text:p>
          </table:table-cell>
          <table:table-cell table:style-name="ce75" office:value-type="float" office:value="0.0460011023696418" calcext:value-type="float">
            <text:p>0.05</text:p>
          </table:table-cell>
          <table:table-cell table:style-name="ce65"/>
          <table:table-cell table:style-name="ce141"/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0" office:value-type="float" office:value="-0.214397721524475" calcext:value-type="float">
            <text:p>-0.214</text:p>
          </table:table-cell>
          <table:table-cell table:style-name="ce187" office:value-type="float" office:value="-0.241197436715034" calcext:value-type="float">
            <text:p>-0.241</text:p>
          </table:table-cell>
          <table:table-cell table:style-name="ce187" office:value-type="float" office:value="-0.241197436715034" calcext:value-type="float">
            <text:p>-0.241</text:p>
          </table:table-cell>
          <table:table-cell table:style-name="ce197" office:value-type="float" office:value="0.267997151905593" calcext:value-type="float">
            <text:p>0.268</text:p>
          </table:table-cell>
          <table:table-cell table:style-name="ce186"/>
          <table:table-cell table:style-name="ce184" office:value-type="float" office:value="0.267997151905593" calcext:value-type="float">
            <text:p>0.268</text:p>
          </table:table-cell>
          <table:table-cell/>
          <table:table-cell table:style-name="ce167" office:value-type="float" office:value="0.14725508245934" calcext:value-type="float">
            <text:p>0.147</text:p>
          </table:table-cell>
          <table:table-cell table:style-name="ce75" office:value-type="float" office:value="0.219443116677423" calcext:value-type="float">
            <text:p>0.22</text:p>
          </table:table-cell>
          <table:table-cell table:style-name="ce65"/>
          <table:table-cell table:style-name="ce141"/>
          <table:table-cell/>
          <table:table-cell table:style-name="ce66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91" office:value-type="float" office:value="-0.180344934982622" calcext:value-type="float">
            <text:p>-0.180</text:p>
          </table:table-cell>
          <table:table-cell table:style-name="ce194" office:value-type="float" office:value="-0.20288805185545" calcext:value-type="float">
            <text:p>-0.203</text:p>
          </table:table-cell>
          <table:table-cell table:style-name="ce194" office:value-type="float" office:value="-0.20288805185545" calcext:value-type="float">
            <text:p>-0.203</text:p>
          </table:table-cell>
          <table:table-cell table:style-name="ce198" office:value-type="float" office:value="0.225431168728278" calcext:value-type="float">
            <text:p>0.225</text:p>
          </table:table-cell>
          <table:table-cell table:style-name="ce186"/>
          <table:table-cell table:style-name="ce199" office:value-type="float" office:value="0.225431168728278" calcext:value-type="float">
            <text:p>0.225</text:p>
          </table:table-cell>
          <table:table-cell/>
          <table:table-cell table:style-name="ce168" office:value-type="float" office:value="0.24877899058367" calcext:value-type="float">
            <text:p>0.249</text:p>
          </table:table-cell>
          <table:table-cell table:style-name="ce76" office:value-type="float" office:value="0.237758959911129" calcext:value-type="float">
            <text:p>0.24</text:p>
          </table:table-cell>
          <table:table-cell table:style-name="ce65"/>
          <table:table-cell table:style-name="ce141"/>
          <table:table-cell/>
          <table:table-cell table:style-name="ce69"/>
          <table:table-cell/>
          <table:table-cell table:style-name="ce141"/>
          <table:table-cell table:number-columns-repeated="1001"/>
        </table:table-row>
        <table:table-row table:style-name="ro2">
          <table:table-cell table:number-columns-repeated="2"/>
          <table:table-cell table:style-name="ce186" table:number-columns-repeated="5"/>
          <table:table-cell table:style-name="ce19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95"/>
          <table:table-cell table:style-name="ce195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2" table:number-matrix-columns-spanned="4" table:number-matrix-rows-spanned="5" table:formula="of:=MMULT([.L17:.L21];TRANSPOSE(['RAN Forward'.A17:.A20]))" office:value-type="float" office:value="0.124668914961908" calcext:value-type="float">
            <text:p>0.125</text:p>
          </table:table-cell>
          <table:table-cell table:style-name="ce193" office:value-type="float" office:value="0.140252529332146" calcext:value-type="float">
            <text:p>0.140</text:p>
          </table:table-cell>
          <table:table-cell table:style-name="ce193" office:value-type="float" office:value="0.140252529332146" calcext:value-type="float">
            <text:p>0.140</text:p>
          </table:table-cell>
          <table:table-cell table:style-name="ce196" office:value-type="float" office:value="-0.155836143702385" calcext:value-type="float">
            <text:p>-0.156</text:p>
          </table:table-cell>
          <table:table-cell table:style-name="ce186"/>
          <table:table-cell table:style-name="ce183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0.0776764396880631" calcext:value-type="float">
            <text:p>0.078</text:p>
          </table:table-cell>
          <table:table-cell table:style-name="ce187" office:value-type="float" office:value="0.087385994649071" calcext:value-type="float">
            <text:p>0.087</text:p>
          </table:table-cell>
          <table:table-cell table:style-name="ce187" office:value-type="float" office:value="0.087385994649071" calcext:value-type="float">
            <text:p>0.087</text:p>
          </table:table-cell>
          <table:table-cell table:style-name="ce197" office:value-type="float" office:value="-0.0970955496100789" calcext:value-type="float">
            <text:p>-0.097</text:p>
          </table:table-cell>
          <table:table-cell table:style-name="ce186"/>
          <table:table-cell table:style-name="ce184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-0.259723990725677" calcext:value-type="float">
            <text:p>-0.260</text:p>
          </table:table-cell>
          <table:table-cell table:style-name="ce187" office:value-type="float" office:value="-0.292189489566387" calcext:value-type="float">
            <text:p>-0.292</text:p>
          </table:table-cell>
          <table:table-cell table:style-name="ce187" office:value-type="float" office:value="-0.292189489566387" calcext:value-type="float">
            <text:p>-0.292</text:p>
          </table:table-cell>
          <table:table-cell table:style-name="ce197" office:value-type="float" office:value="0.324654988407097" calcext:value-type="float">
            <text:p>0.325</text:p>
          </table:table-cell>
          <table:table-cell table:style-name="ce186"/>
          <table:table-cell table:style-name="ce184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0" office:value-type="float" office:value="1.11918916201337" calcext:value-type="float">
            <text:p>1.119</text:p>
          </table:table-cell>
          <table:table-cell table:style-name="ce187" office:value-type="float" office:value="1.25908780726504" calcext:value-type="float">
            <text:p>1.259</text:p>
          </table:table-cell>
          <table:table-cell table:style-name="ce187" office:value-type="float" office:value="1.25908780726504" calcext:value-type="float">
            <text:p>1.259</text:p>
          </table:table-cell>
          <table:table-cell table:style-name="ce197" office:value-type="float" office:value="-1.39898645251672" calcext:value-type="float">
            <text:p>-1.399</text:p>
          </table:table-cell>
          <table:table-cell table:style-name="ce186"/>
          <table:table-cell table:style-name="ce184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1" office:value-type="float" office:value="0.611057942162708" calcext:value-type="float">
            <text:p>0.611</text:p>
          </table:table-cell>
          <table:table-cell table:style-name="ce194" office:value-type="float" office:value="0.687440184933047" calcext:value-type="float">
            <text:p>0.687</text:p>
          </table:table-cell>
          <table:table-cell table:style-name="ce194" office:value-type="float" office:value="0.687440184933047" calcext:value-type="float">
            <text:p>0.687</text:p>
          </table:table-cell>
          <table:table-cell table:style-name="ce198" office:value-type="float" office:value="-0.763822427703385" calcext:value-type="float">
            <text:p>-0.764</text:p>
          </table:table-cell>
          <table:table-cell table:style-name="ce186"/>
          <table:table-cell table:style-name="ce199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0:52:45.129831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19T11:14:49.636131164</dc:date>
    <meta:editing-duration>P2DT2H22M33S</meta:editing-duration>
    <meta:editing-cycles>167</meta:editing-cycles>
    <meta:generator>LibreOffice/5.1.6.2$Linux_X86_64 LibreOffice_project/10m0$Build-2</meta:generator>
    <meta:document-statistic meta:table-count="12" meta:cell-count="2594" meta:object-count="0"/>
  </office:meta>
</office:document-meta>
</file>